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" svg:font-family="'Liberation Mono', Cousine, 'DejaVu Sans Mono'" style:font-family-generic="modern" style:font-pitch="fixed"/>
    <style:font-face style:name="Courier New" svg:font-family="'Courier New'" style:font-pitch="variable"/>
    <style:font-face style:name="Mangal" svg:font-family="Mangal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16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70.26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110.3mm"/>
    </style:style>
    <style:style style:name="co6" style:family="table-column">
      <style:table-column-properties fo:break-before="auto" style:column-width="40.57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111.3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65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6.0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2.1mm" fo:break-before="auto" style:use-optimal-row-height="fals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43.96mm" fo:break-before="auto" style:use-optimal-row-height="true"/>
    </style:style>
    <style:style style:name="ro9" style:family="table-row">
      <style:table-row-properties style:row-height="32.1mm" fo:break-before="auto" style:use-optimal-row-height="true"/>
    </style:style>
    <style:style style:name="ro10" style:family="table-row">
      <style:table-row-properties style:row-height="51.86mm" fo:break-before="auto" style:use-optimal-row-height="true"/>
    </style:style>
    <style:style style:name="ro11" style:family="table-row">
      <style:table-row-properties style:row-height="20.27mm" fo:break-before="auto" style:use-optimal-row-height="true"/>
    </style:style>
    <style:style style:name="ro12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a933" fo:wrap-option="wrap"/>
    </style:style>
    <style:style style:name="ce49" style:family="table-cell" style:parent-style-name="Default">
      <style:table-cell-properties fo:background-color="#ffff00" fo:wrap-option="wrap"/>
    </style:style>
    <style:style style:name="ce3" style:family="table-cell" style:parent-style-name="Default">
      <style:table-cell-properties fo:wrap-option="wrap"/>
      <style:text-properties fo:color="#000000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200" fo:wrap-option="wrap"/>
    </style:style>
    <style:style style:name="ce8" style:family="table-cell" style:parent-style-name="Default">
      <style:table-cell-properties fo:wrap-option="wrap"/>
      <style:text-properties fo:color="#00000a" style:font-name="Liberation Sans1" fo:language="en" fo:country="US" style:font-name-asian="Mangal" style:language-asian="hi" style:country-asian="IN" style:font-name-complex="Courier New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00" style:font-name="Liberation Sans1" fo:language="en" fo:country="US"/>
    </style:style>
    <style:style style:name="ce11" style:family="table-cell" style:parent-style-name="Default">
      <style:table-cell-properties fo:wrap-option="wrap"/>
      <style:text-properties fo:color="#000000" style:font-name="Liberation Sans1"/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0000" style:font-name="Liberation Sans1" style:font-name-asian="Mangal" style:language-asian="hi" style:country-asian="IN" style:font-name-complex="Courier New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font-name-asian="Liberation Mono" style:font-name-complex="Liberation Mono"/>
    </style:style>
    <style:style style:name="ce14" style:family="table-cell" style:parent-style-name="Default">
      <style:text-properties fo:color="#00000a" style:font-name="Liberation Sans1" fo:language="en" fo:country="US" style:font-name-asian="Mangal" style:language-asian="hi" style:country-asian="IN" style:font-name-complex="Courier New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hi" style:country-asian="I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1" style:family="table-cell" style:parent-style-name="Default">
      <style:table-cell-properties fo:wrap-option="wrap"/>
      <style:text-properties fo:color="#00000a" style:font-name="Liberation Sans1" fo:language="en" fo:country="US" style:font-name-asian="Mangal" style:language-asian="hi" style:country-asian="IN" style:font-name-complex="Courier New" style:language-complex="none" style:country-complex="none"/>
    </style:style>
    <style:style style:name="ce2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Courier New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00000a" fo:language="en" fo:country="US" style:font-name-asian="Courier New" style:font-size-asian="8pt" style:language-asian="hi" style:country-asian="IN" style:font-name-complex="Courier New" style:font-size-complex="6.80000019073486pt" style:language-complex="none" style:country-complex="none"/>
    </style:style>
    <style:style style:name="ce26" style:family="table-cell" style:parent-style-name="Defaul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fo:color="#000000" style:font-name-asian="Mangal" style:language-asian="hi" style:country-asian="IN" style:font-name-complex="Courier New1" style:language-complex="none" style:country-complex="none"/>
    </style:style>
    <style:style style:name="ce30" style:family="table-cell" style:parent-style-name="Default">
      <style:text-properties style:font-name-asian="Liberation Mono" style:font-name-complex="Liberation Mono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fo:font-size="10pt" fo:language="sk" fo:country="SK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Courier New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fo:color="#00000a" fo:language="en" fo:country="US" style:font-name-asian="Mangal" style:language-asian="hi" style:country-asian="IN" style:font-name-complex="Courier New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8" style:family="table-cell" style:parent-style-name="Default">
      <style:text-properties fo:color="#00000a" fo:language="en" fo:country="US" style:font-name-asian="Mangal" style:language-asian="hi" style:country-asian="IN" style:font-name-complex="Courier New"/>
    </style:style>
    <style:style style:name="ce39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fo:color="#00000a" style:font-name="Liberation Sans1" fo:language="en" fo:country="US" style:font-name-complex="Tahoma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fo:color="#00000a" fo:language="en" fo:country="US" style:font-name-asian="Mangal" style:font-size-asian="8pt" style:language-asian="hi" style:country-asian="IN" style:font-name-complex="Courier New" style:font-size-complex="8pt" style:language-complex="none" style:country-complex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font-name-asian="Tahoma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5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font-name-asian="Tahoma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fo:language="sk" fo:country="SK"/>
    </style:style>
    <style:style style:name="T6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9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FreeSans"/>
    </style:style>
    <style:style style:name="T10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1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en" fo:country="US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1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font-size="10pt" fo:language="sk" fo:country="SK"/>
    </style:style>
    <style:style style:name="T16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7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sk" fo:country="SK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language-complex="none" style:country-complex="none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style:font-name-asian="Mangal" style:language-asian="hi" style:country-asian="IN" fo:font-weight="normal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style:font-name-complex="Courier New"/>
    </style:style>
    <style:style style:name="T20" style:family="text">
      <style:text-properties fo:font-size="10pt" style:language-complex="none" style:country-complex="none" fo:language="en" fo:country="US" style:text-line-through-mode="continuous" style:letter-kerning="true" fo:text-shadow="none" style:text-outline="false" style:text-line-through-type="none" style:text-underline-style="none" style:text-underline-color="font-color" style:font-name-asian="Mangal" style:language-asian="hi" style:country-asian="IN" fo:font-weight="normal" style:text-overline-style="none" style:text-overline-color="font-color" style:font-size-asian="10pt" style:font-size-complex="10pt" style:font-weight-asian="normal" style:font-weight-complex="normal" style:text-emphasize="none" style:font-relief="none" style:font-name-complex="Courier New" fo:font-style="italic" style:font-style-asian="italic" style:font-style-complex="italic"/>
    </style:style>
    <style:style style:name="T21" style:family="text">
      <style:text-properties fo:font-size="10pt" style:language-complex="none" style:country-complex="none" fo:language="en" fo:country="US" style:text-line-through-mode="continuous" style:letter-kerning="true" fo:text-shadow="none" style:text-outline="false" style:text-line-through-type="none" style:text-underline-style="none" style:text-underline-color="font-color" style:font-name-asian="Mangal" style:language-asian="hi" style:country-asian="IN" fo:font-weight="normal" style:text-overline-style="none" style:text-overline-color="font-color" style:font-size-asian="10pt" style:font-size-complex="10pt" style:font-weight-asian="normal" style:font-weight-complex="normal" style:text-emphasize="none" style:font-relief="none" style:font-name-complex="Courier New" fo:font-style="normal" style:font-style-asian="normal" style:font-style-complex="normal"/>
    </style:style>
    <style:style style:name="T22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Mangal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size-complex="10pt" fo:text-shadow="none" fo:font-style="normal" style:font-name="Liberation Sans" fo:font-size="10pt" fo:font-weight="normal" style:text-underline-style="none" style:text-underline-color="font-color" style:text-line-through-mode="continuous" fo:language="en" fo:country="US" style:font-name-asian="Mangal" style:text-overline-style="none" style:text-overline-color="font-color" style:font-style-asian="normal" style:text-outline="false" style:text-line-through-type="none" style:font-weight-complex="normal" style:language-asian="hi" style:country-asian="IN" style:font-relief="none" style:text-emphasize="none" style:font-size-asian="10pt" style:font-name-complex="Tahoma" fo:color="#00000a" style:language-complex="none" style:country-complex="none" style:font-weight-asian="normal" style:font-style-complex="normal"/>
    </style:style>
    <style:style style:name="T24" style:family="text">
      <style:text-properties style:font-size-complex="10pt" fo:text-shadow="none" fo:font-style="normal" style:font-name="Liberation Sans" fo:font-size="10pt" fo:font-weight="normal" style:text-underline-style="none" style:text-underline-color="font-color" style:text-line-through-mode="continuous" fo:language="en" fo:country="US" style:text-overline-style="none" style:text-overline-color="font-color" style:font-style-asian="normal" style:text-outline="false" style:text-line-through-type="none" style:font-weight-complex="normal" style:font-relief="none" style:text-emphasize="none" style:font-size-asian="10pt" style:font-weight-asian="normal" style:font-style-complex="normal" style:font-name-complex="FreeSans" style:font-name-asian="Tahoma" fo:color="#000000" style:language-complex="hi" style:country-complex="IN" style:language-asian="zh" style:country-asian="CN"/>
    </style:style>
    <style:style style:name="T25" style:family="text">
      <style:text-properties style:font-size-complex="10pt" fo:text-shadow="none" fo:font-style="normal" style:font-name="Liberation Sans" fo:font-size="10pt" fo:font-weight="normal" style:text-underline-style="none" style:text-underline-color="font-color" style:text-line-through-mode="continuous" style:text-overline-style="none" style:text-overline-color="font-color" style:font-style-asian="normal" style:text-outline="false" style:text-line-through-type="none" style:font-weight-complex="normal" style:font-relief="none" style:text-emphasize="none" style:font-size-asian="10pt" style:font-weight-asian="normal" style:font-style-complex="normal" fo:color="#00000a" fo:language="sk" fo:country="SK" style:language-asian="hi" style:country-asian="IN" style:language-complex="none" style:country-complex="none" style:font-name-asian="Mangal" style:font-name-complex="Tahoma"/>
    </style:style>
    <style:style style:name="T2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fo:language="en" fo:country="US"/>
    </style:style>
    <style:style style:name="T28" style:family="text">
      <style:text-properties style:language-asian="hi" style:country-asian="IN" style:language-complex="none" style:country-complex="none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font-name="Liberation Sans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language-complex="hi" style:country-complex="IN" style:font-name-complex="FreeSans"/>
    </style:style>
    <style:style style:name="T30" style:family="text">
      <style:text-properties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a" fo:language="sk" fo:country="SK" style:language-asian="hi" style:country-asian="IN" style:language-complex="none" style:country-complex="none" style:font-name-complex="Tahoma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hi" style:country-asian="IN" style:language-complex="none" style:country-complex="none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complex="none" style:country-complex="none" fo:color="#000000" fo:language="sk" fo:country="SK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5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fo:color="#00000a" fo:language="en" fo:country="US" style:language-complex="hi" style:country-complex="IN"/>
    </style:style>
    <style:style style:name="T36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9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asian="Tahoma" style:font-name-complex="FreeSans"/>
    </style:style>
    <style:style style:name="T40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text-overline-style="none" style:text-overline-color="font-color" fo:color="#00000a" style:font-relief="none" style:text-emphasize="none" style:font-style-complex="normal" style:font-style-asian="normal" style:font-weight-complex="normal" style:font-weight-asian="normal" style:font-size-complex="8pt" style:font-size-asian="8pt" style:font-name-complex="Courier New" style:font-name-asian="Mangal" style:language-complex="none" style:country-complex="none" style:language-asian="hi" style:country-asian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2" style:family="text">
      <style:text-properties style:text-overline-style="none" style:text-overline-color="font-color" fo:color="#00000a" style:font-relief="none" style:text-emphasize="none" style:font-weight-complex="normal" style:font-weight-asian="normal" style:font-size-complex="8pt" style:font-size-asian="8pt" style:font-name-complex="Courier New" style:font-name-asian="Mangal" style:language-asian="hi" style:country-asian="IN" fo:language="en" fo:country="US" style:text-line-through-mode="continuous" fo:text-shadow="none" style:text-outline="false" style:text-line-through-type="none" style:text-underline-style="none" style:text-underline-color="font-color" fo:font-weight="normal" fo:font-size="10pt" fo:font-style="italic" style:letter-kerning="true" style:language-complex="hi" style:country-complex="IN" style:font-style-asian="italic" style:font-style-complex="italic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language-asian="zh" style:country-asian="CN" style:font-name-complex="FreeSans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font-name-asian="Tahoma"/>
    </style:style>
    <style:style style:name="T45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lor="#00000a" style:letter-kerning="true" fo:language="en" fo:country="US" style:language-asian="hi" style:country-asian="IN" style:font-name-asian="Mangal" style:font-name-complex="Courier New"/>
    </style:style>
    <style:style style:name="T4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fo:color="#00000a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language-asian="hi" style:country-asian="IN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fo:color="#00000a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55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000000" style:language-asian="zh" style:country-asian="CN"/>
    </style:style>
    <style:style style:name="T5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5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asian="Tahoma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-complex="Tahoma"/>
    </style:style>
    <style:style style:name="T5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Mangal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0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color="#000000"/>
    </style:style>
    <style:style style:name="T6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language-asian="hi" style:country-asian="IN" style:language-complex="none" style:country-complex="none" style:font-name-asian="Mangal" style:font-name-complex="Courier New"/>
    </style:style>
    <style:style style:name="T62" style:family="text">
      <style:text-properties style:font-name-asian="Tahoma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="Liberation Sans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3" style:family="text">
      <style:text-properties style:font-name-asian="Tahoma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font-name="Liberation Sans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complex="Tahoma"/>
    </style:style>
    <style:style style:name="T6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asian="Tahoma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letter-kerning="true" fo:language="en" fo:country="US" style:font-name-complex="Tahoma"/>
    </style:style>
    <style:style style:name="T65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font-name-asian="Tahoma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66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font-name-asian="Tahoma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fo:language="en" fo:country="US"/>
    </style:style>
    <style:style style:name="T67" style:family="text">
      <style:text-properties style:font-name-complex="FreeSans" style:text-overline-style="none" style:text-overline-color="font-color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font-name-asian="Tahoma" fo:font-size="10pt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/>
    </style:style>
    <style:style style:name="T68" style:family="text">
      <style:text-properties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fo:color="#00000a" style:letter-kerning="true" fo:language="en" fo:country="US" style:language-asian="hi" style:country-asian="IN" style:font-name-asian="Mangal" style:font-name-complex="Courier New"/>
    </style:style>
    <style:style style:name="T69" style:family="text">
      <style:text-properties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fo:color="#00000a" style:letter-kerning="true" fo:language="en" fo:country="US" style:language-asian="zh" style:country-asian="CN" style:font-name-asian="Tahoma" style:font-name-complex="FreeSans"/>
    </style:style>
    <style:style style:name="T70" style:family="text">
      <style:text-properties fo:language="sk" fo:country="SK"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font-name-complex="FreeSans" style:text-line-through-mode="continuous"/>
    </style:style>
    <style:style style:name="T71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fo:language="en" fo:country="US" style:font-name-complex="Tahoma"/>
    </style:style>
    <style:style style:name="T72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fo:language="sk" fo:country="SK" style:font-name-complex="FreeSans"/>
    </style:style>
    <style:style style:name="T73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style:font-name-complex="Tahoma" fo:language="en" fo:country="US"/>
    </style:style>
    <style:style style:name="T74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style:font-name-complex="FreeSans" fo:language="en" fo:country="US"/>
    </style:style>
    <style:style style:name="T75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style:font-name-complex="FreeSans" fo:language="sk" fo:country="SK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ALTERNATIVE TO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CMD TYPE</text:p>
          </table:table-cell>
          <table:table-cell office:value-type="string" calcext:value-type="string">
            <text:p>CMD REGEX</text:p>
          </table:table-cell>
          <table:table-cell office:value-type="string" calcext:value-type="string">
            <text:p>PREREQUISITE CMD</text:p>
          </table:table-cell>
          <table:table-cell office:value-type="string" calcext:value-type="string">
            <text:p>PREREQUISITE CMD FAIL</text:p>
          </table:table-cell>
          <table:table-cell office:value-type="string" calcext:value-type="string">
            <text:p>MUST NO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entral login management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2"/>
          <table:table-cell table:style-name="ce48" table:formula="of:=ROW()-2" office:value-type="float" office:value="1" calcext:value-type="float">
            <text:p>1</text:p>
          </table:table-cell>
          <table:table-cell/>
          <table:table-cell office:value-type="string" calcext:value-type="string">
            <text:p>aaa new-model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aaa new-model$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/>
          <table:table-cell table:style-name="ce48" table:formula="of:=ROW()-2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radius server &lt;radius server name&gt;</text:p>
            <text:p><text:span text:style-name="T10"> </text:span><text:span text:style-name="T11"> address ipv4 &lt;ip adddress&gt; / address ipv6 &lt;ipv6 adddress&gt;</text:span></text:p>
            <text:p><text:span text:style-name="T3">  key &lt;password&gt;</text:span></text:p>
            <text:p/>
            <text:p><text:span text:style-name="T3">tacacs server &lt;radius server name&gt;</text:span></text:p>
            <text:p><text:span text:style-name="T10"> </text:span><text:span text:style-name="T11"> address ipv4 &lt;ip adddress&gt; / address ipv6 &lt;ipv6 adddress&gt;</text:span></text:p>
            <text:p><text:span text:style-name="T3">  key &lt;password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radius|tacacs) server (.+)$(?:.*\r?\n(?!\!))+?^.*address ipv[46].+$(?:\r?\n^.*key.+$)?(?:.*\r?\n)*?(?=\!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https://www.cisco.com/c/en/us/products/collateral/ios-nx-os-software/identity-based-networking-services/whitepaper_C11-731907.html" xlink:type="simple">https://www.cisco.com/c/en/us/products/collateral/ios-nx-os-software/identity-based-networking-services/whitepaper_C11-731907.html</text:a></text:p>
          </table:table-cell>
          <table:table-cell table:number-columns-repeated="1014"/>
        </table:table-row>
        <table:table-row table:style-name="ro2">
          <table:table-cell/>
          <table:table-cell table:style-name="ce48" table:formula="of:=ROW()-2" office:value-type="float" office:value="3" calcext:value-type="float">
            <text:p>3</text:p>
          </table:table-cell>
          <table:table-cell table:formula="of:=[.$D$4]" office:value-type="string" office:string-value="radius server &lt;radius server name&gt;&#10;  address ipv4 &lt;ip adddress&gt; / address ipv6 &lt;ipv6 adddress&gt;&#10;  key &lt;password&gt;&#10;&#10;tacacs server &lt;radius server name&gt;&#10;  address ipv4 &lt;ip adddress&gt; / address ipv6 &lt;ipv6 adddress&gt;&#10;  key &lt;password&gt;" calcext:value-type="string">
            <text:p>radius server &lt;radius server name&gt;</text:p>
            <text:p>  address ipv4 &lt;ip adddress&gt; / address ipv6 &lt;ipv6 adddress&gt;</text:p>
            <text:p>  key &lt;password&gt;</text:p>
            <text:p/>
            <text:p>tacacs server &lt;radius server name&gt;</text:p>
            <text:p>  address ipv4 &lt;ip adddress&gt; / address ipv6 &lt;ipv6 adddress&gt;</text:p>
            <text:p>  key &lt;password&gt;</text:p>
          </table:table-cell>
          <table:table-cell office:value-type="string" calcext:value-type="string">
            <text:p><text:span text:style-name="T2">radius-server host &lt;ip adddress&gt;</text:span></text:p>
            <text:p><text:span text:style-name="T3">radius-server key &lt;password&gt;</text:span></text:p>
            <text:p/>
            <text:p><text:span text:style-name="T3">tacacs-server host &lt;ip adddress&gt;</text:span></text:p>
            <text:p><text:span text:style-name="T3">tacacs-server key &lt;password&gt;</text:span></text:p>
          </table:table-cell>
          <table:table-cell office:value-type="string" calcext:value-type="string">
            <text:p>MORE OCCURENCE INDEPENDENT</text:p>
          </table:table-cell>
          <table:table-cell table:style-name="ce10" office:value-type="string" calcext:value-type="string">
            <text:p>^.*(radius|tacacs)-server host .*$(\r?\n^.*(radius|tacacs)-server key.*$)?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2" office:value-type="float" office:value="4" calcext:value-type="float">
            <text:p>4</text:p>
          </table:table-cell>
          <table:table-cell office:value-type="string" calcext:value-type="string">
            <text:p><text:span text:style-name="T2">radius-server host &lt;ip adddress&gt;</text:span></text:p>
            <text:p><text:span text:style-name="T3">radius-server key &lt;password&gt;</text:span></text:p>
          </table:table-cell>
          <table:table-cell office:value-type="string" calcext:value-type="string">
            <text:p>radius-server host &lt;ip address&gt; auth-port &lt;port&gt; acct-port &lt;port&gt; key &lt;key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(radius-server|tacacs-server) host .* key.+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/>
          <table:table-cell table:style-name="ce48" table:formula="of:=ROW()-2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<text:span text:style-name="T1">aaa group server radius &lt;radius group&gt;</text:span></text:p>
            <text:p><text:span text:style-name="T1">  server name &lt;radius server name&gt;</text:span></text:p>
            <text:p><text:span text:style-name="T1">aaa group server tacacs+ &lt;radius group&gt;</text:span></text:p>
            <text:p><text:span text:style-name="T1">  server name &lt;radius server name&gt;</text:span></text:p>
          </table:table-cell>
          <table:table-cell/>
          <table:table-cell office:value-type="string" calcext:value-type="string">
            <text:p>^.*aaa group server (radius|tacacs\+) (.*)$\r?\n^.*server name (.+)$</text:p>
          </table:table-cell>
          <table:table-cell table:formula="of:=[.$B$4]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/>
          <table:table-cell table:style-name="ce48" table:formula="of:=ROW()-2"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aaa group server radius &lt;radius group&gt;</text:span></text:p>
            <text:p><text:span text:style-name="T1">  server name &lt;radius server name&gt;</text:span></text:p>
            <text:p><text:span text:style-name="T1">aaa group server tacacs+ &lt;radius group&gt;</text:span></text:p>
            <text:p><text:span text:style-name="T1">  server name &lt;radius server name&gt;</text:span></text:p>
          </table:table-cell>
          <table:table-cell table:style-name="ce4" office:value-type="string" calcext:value-type="string">
            <text:p><text:span text:style-name="T1">aaa group server radius &lt;radius group&gt;</text:span></text:p>
            <text:p><text:span text:style-name="T1">  server-private  &lt;ip address&gt; auth-port &lt;port&gt; acct-port &lt;port&gt; key &lt;key&gt;</text:span></text:p>
            <text:p><text:span text:style-name="T1">aaa group server tacacs+ &lt;radius group&gt;</text:span></text:p>
            <text:p><text:span text:style-name="T1">   server-private  &lt;ip address&gt; auth-port &lt;port&gt; acct-port &lt;port&gt; key &lt;key&gt;</text:span></text:p>
          </table:table-cell>
          <table:table-cell table:style-name="Default"/>
          <table:table-cell table:style-name="Default" office:value-type="string" calcext:value-type="string">
            <text:p>^.*aaa group server (radius|tacacs\+) (.*)$\r?\n^.*server-private (.+?) .+key (.*)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/>
          <table:table-cell table:style-name="ce49" table:formula="of:=ROW()-2" office:value-type="float" office:value="7" calcext:value-type="float">
            <text:p>7</text:p>
          </table:table-cell>
          <table:table-cell table:style-name="ce4" office:value-type="string" calcext:value-type="string">
            <text:p><text:span text:style-name="T1">aaa group server radius &lt;radius group&gt;</text:span></text:p>
            <text:p><text:span text:style-name="T1">  server-private  &lt;ip address&gt; auth-port &lt;port&gt; acct-port &lt;port&gt; key &lt;key&gt;</text:span></text:p>
            <text:p><text:span text:style-name="T1">aaa group server tacacs+ &lt;radius group&gt;</text:span></text:p>
            <text:p><text:span text:style-name="T1">   server-private  &lt;ip address&gt; auth-port &lt;port&gt; acct-port &lt;port&gt; key &lt;key&gt;</text:span></text:p>
          </table:table-cell>
          <table:table-cell table:style-name="ce3" office:value-type="string" calcext:value-type="string">
            <text:p><text:span text:style-name="T1">aaa group server radius &lt;radius group&gt;</text:span></text:p>
            <text:p><text:span text:style-name="T3">  server &lt;ip address&gt; auth-port &lt;port&gt; acct-port &lt;port&gt; key &lt;key&gt;</text:span></text:p>
            <text:p><text:span text:style-name="T1">aaa group server tacacs+ &lt;radius group&gt;</text:span></text:p>
            <text:p><text:span text:style-name="T3">  server &lt;ip address&gt; auth-port &lt;port&gt; acct-port &lt;port&gt; key &lt;key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aaa group server (radius|tacacs\+) (.*)$\r?\n^.*server.* .+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2" office:value-type="float" office:value="8" calcext:value-type="float">
            <text:p>8</text:p>
          </table:table-cell>
          <table:table-cell table:style-name="Default"/>
          <table:table-cell table:style-name="ce3" office:value-type="string" calcext:value-type="string">
            <text:p><text:span text:style-name="T4">aaa authentication login default / &lt;radius login&gt;</text:span><text:span text:style-name="T5"> group &lt;radius group&gt;</text:span>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login (default|.*?) (group (.*?)(?: |$))(group (.*?)(?: |$))?.*$</text:p>
          </table:table-cell>
          <table:table-cell table:formula="of:=[.$B$7]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:fallback</text:p>
          </table:table-cell>
          <table:table-cell table:style-name="ce48" table:formula="of:=ROW()-2" office:value-type="float" office:value="9" calcext:value-type="float">
            <text:p>9</text:p>
          </table:table-cell>
          <table:table-cell table:style-name="Default"/>
          <table:table-cell table:style-name="ce3" office:value-type="string" calcext:value-type="string">
            <text:p><text:span text:style-name="T4">aaa authentication login default / &lt;radius login&gt;</text:span><text:span text:style-name="T5"> group &lt;radius group&gt; local enable</text:span>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login (default|.*?) (group (.*?)(?: |$))(group (.*?) )? ?(local|enable|none|local-case)+ ?(local|enable|none|local-case)? ?(local|enable|none|local-case)?.*$</text:p>
          </table:table-cell>
          <table:table-cell table:formula="of:=[.$B$10]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span text:style-name="T1">comment:</text:span>local database</text:p>
          </table:table-cell>
          <table:table-cell table:style-name="ce48" table:formula="of:=ROW()-2" office:value-type="float" office:value="10" calcext:value-type="float">
            <text:p>10</text:p>
          </table:table-cell>
          <table:table-cell table:style-name="Default"/>
          <table:table-cell table:style-name="ce4" office:value-type="string" calcext:value-type="string">
            <text:p><text:span text:style-name="T4">aaa authentication login default / &lt;radius login&gt;</text:span><text:span text:style-name="T5"> local (?:enable)</text:span>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login (?:.(?&lt;!group))*?(local|enable|none|local-case)+(?: |$)(local|enable|none|local-case)?(?: |$)(local|enable|none|local-case)?(?: |$)(local|enable|none|local-case)?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<text:span text:style-name="T1">comment:</text:span>none</text:p>
          </table:table-cell>
          <table:table-cell table:style-name="ce48" table:formula="of:=ROW()-2" office:value-type="float" office:value="11" calcext:value-type="float">
            <text:p>11</text:p>
          </table:table-cell>
          <table:table-cell/>
          <table:table-cell table:style-name="ce3" office:value-type="string" calcext:value-type="string">
            <text:p><text:span text:style-name="T4">aaa authentication login default / &lt;radius login&gt;</text:span><text:span text:style-name="T5"> none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aaa authentication login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mment:mozno preq vsetky tri vopred aj local database ma zmysel</text:p>
          </table:table-cell>
          <table:table-cell table:style-name="ce48" table:formula="of:=ROW()-2" office:value-type="float" office:value="12" calcext:value-type="float">
            <text:p>12</text:p>
          </table:table-cell>
          <table:table-cell table:style-name="ce3" office:value-type="string" calcext:value-type="string">
            <text:p><text:span text:style-name="T4">aaa authentication login default / &lt;radius login&gt;</text:span><text:span text:style-name="T5"> group &lt;radius group&gt; local enable</text:span></text:p>
          </table:table-cell>
          <table:table-cell office:value-type="string" calcext:value-type="string">
            <text:p><text:span text:style-name="T2">line tty &lt;num&gt; &lt;num&gt;</text:span></text:p>
            <text:p><text:span text:style-name="T3">  login authentication default / &lt;radius login&gt;</text:span></text:p>
            <text:p><text:span text:style-name="T2">line vty &lt;num&gt; &lt;num&gt;</text:span></text:p>
            <text:p><text:span text:style-name="T2">  login authentication default / &lt;radius login&gt;</text:span></text:p>
          </table:table-cell>
          <table:table-cell office:value-type="string" calcext:value-type="string">
            <text:p>MORE OCCURENCE ON INTERFACE/LINE</text:p>
          </table:table-cell>
          <table:table-cell office:value-type="string" calcext:value-type="string">
            <text:p>^.*login authentication (default|.*)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2" office:value-type="float" office:value="13" calcext:value-type="float">
            <text:p>13</text:p>
          </table:table-cell>
          <table:table-cell/>
          <table:table-cell table:style-name="ce4" office:value-type="string" calcext:value-type="string">
            <text:p>aaa authentication enable default group &lt;radius group&gt;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enable (default|.*?) (group (.*?)(?: |$))(group (.*?) 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:fallback</text:p>
          </table:table-cell>
          <table:table-cell table:style-name="ce48" table:formula="of:=ROW()-2" office:value-type="float" office:value="14" calcext:value-type="float">
            <text:p>14</text:p>
          </table:table-cell>
          <table:table-cell/>
          <table:table-cell table:style-name="ce3" office:value-type="string" calcext:value-type="string">
            <text:p>aaa authentication enable default group &lt;radius group&gt; enable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aaa authentication enable (default|.*?) (group (.*?)(?: |$))(group (.*?) )? ?(line|enable|none)+ ?(line|enable|none)? ?(line|enable|none)?.*$</text:p>
          </table:table-cell>
          <table:table-cell table:formula="of:=[.$B$15]"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span text:style-name="T1">comment:</text:span>local database</text:p>
          </table:table-cell>
          <table:table-cell table:style-name="ce48" table:formula="of:=ROW()-2" office:value-type="float" office:value="15" calcext:value-type="float">
            <text:p>15</text:p>
          </table:table-cell>
          <table:table-cell table:style-name="Default"/>
          <table:table-cell table:style-name="ce3" office:value-type="string" calcext:value-type="string">
            <text:p>aaa authentication enable default enable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enable (?:.(?&lt;!group))*?(line|enable)+(?: |$)((line|enable))?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<text:span text:style-name="T1">comment:</text:span>none</text:p>
          </table:table-cell>
          <table:table-cell table:style-name="ce48" table:formula="of:=ROW()-2" office:value-type="float" office:value="16" calcext:value-type="float">
            <text:p>16</text:p>
          </table:table-cell>
          <table:table-cell/>
          <table:table-cell table:style-name="ce3" office:value-type="string" calcext:value-type="string">
            <text:p>aaa authentication enable default none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aaa authentication enable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aaa authorization exec &lt;radius login&gt; group &lt;radius group&gt;</text:p>
          </table:table-cell>
          <table:table-cell/>
          <table:table-cell office:value-type="string" calcext:value-type="string">
            <text:p>^.*aaa authorization exec (default|.*?) 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comment:fallback</text:p>
          </table:table-cell>
          <table:table-cell table:style-name="ce48" table:formula="of:=ROW()-2" office:value-type="float" office:value="18" calcext:value-type="float">
            <text:p>18</text:p>
          </table:table-cell>
          <table:table-cell/>
          <table:table-cell table:style-name="ce9" office:value-type="string" calcext:value-type="string">
            <text:p>aaa authorization exec &lt;default/radius login&gt; group &lt;radius group&gt; local if-authenticated</text:p>
          </table:table-cell>
          <table:table-cell/>
          <table:table-cell office:value-type="string" calcext:value-type="string">
            <text:p>^.*aaa authorization exec (default|.*?) (group (.*?)(?: |$))(group (.*?)(?: |$))?local if-authenticated ?(local|none)?.*$</text:p>
          </table:table-cell>
          <table:table-cell table:formula="of:=[.$B$19]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comment:</text:span>local database</text:p>
          </table:table-cell>
          <table:table-cell table:style-name="ce48" table:formula="of:=ROW()-2" office:value-type="float" office:value="19" calcext:value-type="float">
            <text:p>19</text:p>
          </table:table-cell>
          <table:table-cell table:style-name="Default"/>
          <table:table-cell table:style-name="ce4" office:value-type="string" calcext:value-type="string">
            <text:p>aaa authorization exec &lt;default/radius login&gt; local if-authenticated</text:p>
          </table:table-cell>
          <table:table-cell table:style-name="Default"/>
          <table:table-cell table:style-name="Default" office:value-type="string" calcext:value-type="string">
            <text:p>^.*aaa authorization exec (?:.(?&lt;!group))*?(local)+(?: |$)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comment:</text:span>none</text:p>
          </table:table-cell>
          <table:table-cell table:style-name="ce48" table:formula="of:=ROW()-2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aaa authorization exec &lt;default/radius login&gt; local none</text:p>
          </table:table-cell>
          <table:table-cell/>
          <table:table-cell office:value-type="string" calcext:value-type="string">
            <text:p>^.*aaa authorization exec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21" calcext:value-type="float">
            <text:p>21</text:p>
          </table:table-cell>
          <table:table-cell/>
          <table:table-cell table:style-name="ce10" office:value-type="string" calcext:value-type="string">
            <text:p>aaa authorization commands 15 &lt;radius login&gt; group &lt;radius group&gt;</text:p>
          </table:table-cell>
          <table:table-cell/>
          <table:table-cell office:value-type="string" calcext:value-type="string">
            <text:p>^.*aaa authorization commands \d* ?(default|.*?) 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comment:fallback</text:p>
          </table:table-cell>
          <table:table-cell table:style-name="ce48" table:formula="of:=ROW()-2" office:value-type="float" office:value="22" calcext:value-type="float">
            <text:p>22</text:p>
          </table:table-cell>
          <table:table-cell/>
          <table:table-cell table:style-name="ce3" office:value-type="string" calcext:value-type="string">
            <text:p><text:span text:style-name="T4">aaa authorization commands 15 &lt;radius login&gt; group &lt;radius group&gt;</text:span><text:span text:style-name="T5"> local if-authenticated </text:span></text:p>
          </table:table-cell>
          <table:table-cell/>
          <table:table-cell office:value-type="string" calcext:value-type="string">
            <text:p>^.*aaa authorization commands \d* ?(default|.*?) (group (.*?)(?: |$))(group (.*?)(?: |$))?local if-authenticated ?(local|none)?.*$</text:p>
          </table:table-cell>
          <table:table-cell table:formula="of:=[.$B$23]"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span text:style-name="T1">comment:</text:span>local database</text:p>
          </table:table-cell>
          <table:table-cell table:style-name="ce48" table:formula="of:=ROW()-2" office:value-type="float" office:value="23" calcext:value-type="float">
            <text:p>23</text:p>
          </table:table-cell>
          <table:table-cell/>
          <table:table-cell table:style-name="ce3" office:value-type="string" calcext:value-type="string">
            <text:p><text:span text:style-name="T4">aaa authorization commands 15 &lt;radius login&gt; </text:span><text:span text:style-name="T5">local</text:span></text:p>
          </table:table-cell>
          <table:table-cell/>
          <table:table-cell office:value-type="string" calcext:value-type="string">
            <text:p>^.*aaa authorization commands \d* ?(?:.(?&lt;!group))*?(local)+(?: |$)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<text:span text:style-name="T1">comment:</text:span>none</text:p>
          </table:table-cell>
          <table:table-cell table:style-name="ce48" table:formula="of:=ROW()-2" office:value-type="float" office:value="24" calcext:value-type="float">
            <text:p>24</text:p>
          </table:table-cell>
          <table:table-cell/>
          <table:table-cell table:style-name="ce3" office:value-type="string" calcext:value-type="string">
            <text:p><text:span text:style-name="T4">aaa authorization commands 15 &lt;radius login&gt; group &lt;radius group&gt;</text:span><text:span text:style-name="T5"> local none</text:span></text:p>
          </table:table-cell>
          <table:table-cell/>
          <table:table-cell office:value-type="string" calcext:value-type="string">
            <text:p>^.*aaa authorization commands \d* ?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25" calcext:value-type="float">
            <text:p>25</text:p>
          </table:table-cell>
          <table:table-cell/>
          <table:table-cell table:style-name="ce11" office:value-type="string" calcext:value-type="string">
            <text:p>aaa accounting connection &lt;default/list&gt; &lt;start-stop/stop-only&gt; group &lt;group&gt;</text:p>
          </table:table-cell>
          <table:table-cell/>
          <table:table-cell office:value-type="string" calcext:value-type="string">
            <text:p>^.*aaa accounting connection (default|.*?) (.*?)(?: ?)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:none</text:p>
          </table:table-cell>
          <table:table-cell table:style-name="ce48" table:formula="of:=ROW()-2" office:value-type="float" office:value="26" calcext:value-type="float">
            <text:p>26</text:p>
          </table:table-cell>
          <table:table-cell/>
          <table:table-cell table:style-name="ce11" office:value-type="string" calcext:value-type="string">
            <text:p>aaa accounting connection &lt;default/list&gt; none</text:p>
          </table:table-cell>
          <table:table-cell/>
          <table:table-cell office:value-type="string" calcext:value-type="string">
            <text:p>^.*aaa accounting connection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27" calcext:value-type="float">
            <text:p>27</text:p>
          </table:table-cell>
          <table:table-cell/>
          <table:table-cell table:style-name="ce12" office:value-type="string" calcext:value-type="string">
            <text:p>aaa accounting commands &lt;num&gt; &lt;default/list&gt; &lt;start-stop/stop-only&gt; group &lt;group&gt;</text:p>
          </table:table-cell>
          <table:table-cell/>
          <table:table-cell office:value-type="string" calcext:value-type="string">
            <text:p><text:span text:style-name="T1">^.*aaa accounting commands \d* ?</text:span>(default|.*?) (.*?)(?: ?)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:none</text:p>
          </table:table-cell>
          <table:table-cell table:style-name="ce48" table:formula="of:=ROW()-2" office:value-type="float" office:value="28" calcext:value-type="float">
            <text:p>28</text:p>
          </table:table-cell>
          <table:table-cell/>
          <table:table-cell table:style-name="ce12" office:value-type="string" calcext:value-type="string">
            <text:p>aaa accounting commands &lt;num&gt; &lt;defautl/list&gt; none</text:p>
          </table:table-cell>
          <table:table-cell/>
          <table:table-cell office:value-type="string" calcext:value-type="string">
            <text:p><text:span text:style-name="T1">^.*aaa accounting commands \d* ?</text:span>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29" calcext:value-type="float">
            <text:p>29</text:p>
          </table:table-cell>
          <table:table-cell/>
          <table:table-cell table:style-name="ce11" office:value-type="string" calcext:value-type="string">
            <text:p>aaa accounting exec &lt;default/list&gt; &lt;start-stop/stop-only&gt; group &lt;group&gt;</text:p>
          </table:table-cell>
          <table:table-cell/>
          <table:table-cell office:value-type="string" calcext:value-type="string">
            <text:p>^.*aaa accounting exec (default|.*?) (.*?)(?: ?)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:none</text:p>
          </table:table-cell>
          <table:table-cell table:style-name="ce48" table:formula="of:=ROW()-2"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aaa accounting exec &lt;default/list&gt; none</text:p>
          </table:table-cell>
          <table:table-cell/>
          <table:table-cell office:value-type="string" calcext:value-type="string">
            <text:p>^.*aaa accounting exec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31" calcext:value-type="float">
            <text:p>31</text:p>
          </table:table-cell>
          <table:table-cell/>
          <table:table-cell office:value-type="string" calcext:value-type="string">
            <text:p><text:span text:style-name="T1">ip radius source interface loopback &lt;id&gt;</text:span></text:p>
            <text:p><text:span text:style-name="T12">ip tacacs source interface loopback &lt;id&gt;</text:span></text:p>
          </table:table-cell>
          <table:table-cell/>
          <table:table-cell office:value-type="string" calcext:value-type="string">
            <text:p><text:span text:style-name="T1">^ip (radius|tacacs) source-interface (loopback \d+|loopback\d+|Loopback\d+|Loopback \d+</text:span>).*$</text:p>
          </table:table-cell>
          <table:table-cell table:formula="of:=[.$B$7]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2" office:value-type="float" office:value="32" calcext:value-type="float">
            <text:p>32</text:p>
          </table:table-cell>
          <table:table-cell/>
          <table:table-cell office:value-type="string" calcext:value-type="string">
            <text:p>aaa authentication attempts login &lt;max num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aaa authentication attempts login (1|2|3|4|5)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CCESS TO DEVICE</text:p>
          </table:table-cell>
          <table:table-cell table:number-columns-repeated="1023"/>
        </table:table-row>
        <table:table-row table:style-name="ro3">
          <table:table-cell/>
          <table:table-cell table:style-name="ce49" table:formula="of:=ROW()-3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<text:span text:style-name="T13">line vty &lt;num&gt; &lt;num&gt;</text:span></text:p>
            <text:p><text:span text:style-name="T13">  transport input all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transport input all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9" table:formula="of:=ROW()-3" office:value-type="float" office:value="34" calcext:value-type="float">
            <text:p>34</text:p>
          </table:table-cell>
          <table:table-cell/>
          <table:table-cell table:style-name="ce13" office:value-type="string" calcext:value-type="string">
            <text:p><text:span text:style-name="T13">line vty &lt;num&gt; &lt;num&gt;</text:span></text:p>
            <text:p><text:span text:style-name="T13">  transport input telnet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transport input telnet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8">
          <table:table-cell/>
          <table:table-cell table:style-name="ce48" table:formula="of:=ROW()-3" office:value-type="float" office:value="35" calcext:value-type="float">
            <text:p>35</text:p>
          </table:table-cell>
          <table:table-cell/>
          <table:table-cell office:value-type="string" calcext:value-type="string">
            <text:p><text:span text:style-name="T2">line vty &lt;num&gt; &lt;num&gt;</text:span></text:p>
            <text:p><text:span text:style-name="T14"> </text:span><text:span text:style-name="T15">exec-timeout &lt;min&gt; &lt;sec&gt;</text:span></text:p>
            <text:p/>
            <text:p><text:span text:style-name="T2">line tty &lt;num&gt; &lt;num&gt;</text:span></text:p>
            <text:p><text:span text:style-name="T16"> </text:span><text:span text:style-name="T17">exec-timeout &lt;min&gt; &lt;sec&gt;</text:span></text:p>
            <text:p/>
            <text:p><text:span text:style-name="T2">line con &lt;num&gt;</text:span></text:p>
            <text:p><text:span text:style-name="T16"> </text:span><text:span text:style-name="T17">exec-timeout &lt;min&gt; &lt;sec&gt;</text:span></text:p>
            <text:p/>
            <text:p><text:span text:style-name="T2">line aux &lt;num&gt;</text:span></text:p>
            <text:p><text:span text:style-name="T16"> </text:span><text:span text:style-name="T17">exec-timeout &lt;min&gt; &lt;sec&gt;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exec-timeout (1|2|3|4|5)( \d*|\n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3" office:value-type="float" office:value="36" calcext:value-type="float">
            <text:p>36</text:p>
          </table:table-cell>
          <table:table-cell/>
          <table:table-cell table:style-name="Default" office:value-type="string" calcext:value-type="string">
            <text:p>line aux &lt;num&gt;</text:p>
            <text:p> transport input none</text:p>
          </table:table-cell>
          <table:table-cell office:value-type="string" calcext:value-type="string">
            <text:p>MORE OCCURENCE ON LINE</text:p>
          </table:table-cell>
          <table:table-cell table:style-name="Default" office:value-type="string" calcext:value-type="string">
            <text:p>^.*transport input none.*$</text:p>
          </table:table-cell>
          <table:table-cell table:number-columns-repeated="1018"/>
        </table:table-row>
        <table:table-row table:style-name="ro9">
          <table:table-cell/>
          <table:table-cell table:style-name="ce48" table:formula="of:=ROW()-3" office:value-type="float" office:value="37" calcext:value-type="float">
            <text:p>37</text:p>
          </table:table-cell>
          <table:table-cell/>
          <table:table-cell office:value-type="string" calcext:value-type="string">
            <text:p><text:span text:style-name="T2">line vty &lt;num&gt; &lt;num&gt;</text:span></text:p>
            <text:p><text:span text:style-name="T3"> transport output none</text:span></text:p>
            <text:p><text:span text:style-name="T2">line tty &lt;num&gt; &lt;num&gt;</text:span></text:p>
            <text:p><text:span text:style-name="T2"> transport output none</text:span></text:p>
            <text:p><text:span text:style-name="T2">line con &lt;num&gt;</text:span></text:p>
            <text:p><text:span text:style-name="T2"> transport output none</text:span></text:p>
            <text:p><text:span text:style-name="T2">line aux &lt;num&gt;</text:span></text:p>
            <text:p><text:span text:style-name="T2"> transport output none</text:span></text:p>
          </table:table-cell>
          <table:table-cell office:value-type="string" calcext:value-type="string">
            <text:p>MORE OCCURENCE ON LINE</text:p>
          </table:table-cell>
          <table:table-cell table:style-name="Default" office:value-type="string" calcext:value-type="string">
            <text:p>^.*transport output none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3" office:value-type="float" office:value="38" calcext:value-type="float">
            <text:p>38</text:p>
          </table:table-cell>
          <table:table-cell/>
          <table:table-cell office:value-type="string" calcext:value-type="string">
            <text:p><text:span text:style-name="T1">line aux &lt;num&gt;</text:span></text:p>
            <text:p><text:span text:style-name="T1"> no exec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no exec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3" office:value-type="float" office:value="39" calcext:value-type="float">
            <text:p>39</text:p>
          </table:table-cell>
          <table:table-cell/>
          <table:table-cell table:style-name="ce15" office:value-type="string" calcext:value-type="string">
            <text:p><text:span text:style-name="T3">username &lt;username&gt; secret</text:span> &lt;secret password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username (.*?) .*secret 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3" office:value-type="float" office:value="40" calcext:value-type="float">
            <text:p>40</text:p>
          </table:table-cell>
          <table:table-cell/>
          <table:table-cell table:style-name="ce17" office:value-type="string" calcext:value-type="string">
            <text:p><text:span text:style-name="T2">no username &lt;username&gt; password  </text:span>&lt;password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username (.*?) .*password 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3" office:value-type="float" office:value="41" calcext:value-type="float">
            <text:p>41</text:p>
          </table:table-cell>
          <table:table-cell/>
          <table:table-cell table:style-name="ce15" office:value-type="string" calcext:value-type="string">
            <text:p>enable secret &lt;secret password&gt;</text:p>
          </table:table-cell>
          <table:table-cell office:value-type="string" calcext:value-type="string">
            <text:p>MORE OCCURENCE INDEPENDENT</text:p>
          </table:table-cell>
          <table:table-cell table:style-name="ce4" office:value-type="string" calcext:value-type="string">
            <text:p>^.*enable secret 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3" office:value-type="float" office:value="42" calcext:value-type="float">
            <text:p>42</text:p>
          </table:table-cell>
          <table:table-cell/>
          <table:table-cell table:style-name="ce17" office:value-type="string" calcext:value-type="string">
            <text:p>enable password &lt;password&gt;</text:p>
          </table:table-cell>
          <table:table-cell office:value-type="string" calcext:value-type="string">
            <text:p>MORE OCCURENCE INDEPENDENT</text:p>
          </table:table-cell>
          <table:table-cell table:style-name="ce44" office:value-type="string" calcext:value-type="string">
            <text:p>^.*enable password 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6">
          <table:table-cell/>
          <table:table-cell table:style-name="ce48" table:formula="of:=ROW()-3" office:value-type="float" office:value="43" calcext:value-type="float">
            <text:p>43</text:p>
          </table:table-cell>
          <table:table-cell/>
          <table:table-cell office:value-type="string" calcext:value-type="string">
            <text:p><text:span text:style-name="T2">line tty &lt;num&gt; &lt;num&gt;</text:span></text:p>
            <text:p> login local</text:p>
            <text:p><text:span text:style-name="T2">line vty &lt;num&gt; &lt;num&gt;</text:span></text:p>
            <text:p><text:span text:style-name="T1"> login local</text:span></text:p>
            <text:p><text:span text:style-name="T2">line con &lt;num&gt;</text:span></text:p>
            <text:p><text:span text:style-name="T1"> login local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login local.*$</text:p>
          </table:table-cell>
          <table:table-cell/>
          <table:table-cell table:formula="of:=[.$B$3]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/>
          <table:table-cell table:style-name="ce48" table:formula="of:=ROW()-3" office:value-type="float" office:value="44" calcext:value-type="float">
            <text:p>44</text:p>
          </table:table-cell>
          <table:table-cell/>
          <table:table-cell office:value-type="string" calcext:value-type="string">
            <text:p><text:span text:style-name="T2">line tty &lt;num&gt; &lt;num&gt;</text:span></text:p>
            <text:p> login</text:p>
            <text:p><text:span text:style-name="T2">line vty &lt;num&gt; &lt;num&gt;</text:span></text:p>
            <text:p><text:span text:style-name="T1"> login</text:span></text:p>
            <text:p><text:span text:style-name="T2">line con &lt;num&gt;</text:span></text:p>
            <text:p><text:span text:style-name="T1"> login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login$</text:p>
          </table:table-cell>
          <table:table-cell/>
          <table:table-cell table:formula="of:=[.$B$3]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4">
          <table:table-cell/>
          <table:table-cell table:style-name="ce48" table:formula="of:=ROW()-3" office:value-type="float" office:value="45" calcext:value-type="float">
            <text:p>45</text:p>
          </table:table-cell>
          <table:table-cell/>
          <table:table-cell office:value-type="string" calcext:value-type="string">
            <text:p><text:span text:style-name="T2">line tty &lt;num&gt; &lt;num&gt;</text:span></text:p>
            <text:p><text:span text:style-name="T3"> access-class &lt;num/list name&gt; in</text:span></text:p>
            <text:p><text:span text:style-name="T2">line vty &lt;num&gt; &lt;num&gt;</text:span></text:p>
            <text:p><text:span text:style-name="T3">  access-class &lt;num/list name&gt; in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(?:.(?&lt;!ipv6 ))access-class (\d+|.*) in.*$</text:p>
          </table:table-cell>
          <table:table-cell table:number-columns-repeated="1018"/>
        </table:table-row>
        <table:table-row table:style-name="ro4">
          <table:table-cell/>
          <table:table-cell table:style-name="ce48" table:formula="of:=ROW()-3" office:value-type="float" office:value="46" calcext:value-type="float">
            <text:p>46</text:p>
          </table:table-cell>
          <table:table-cell/>
          <table:table-cell office:value-type="string" calcext:value-type="string">
            <text:p><text:span text:style-name="T2">line tty &lt;num&gt; &lt;num&gt;</text:span></text:p>
            <text:p><text:span text:style-name="T1"> ipv6 access-class &lt;list name&gt; in</text:span></text:p>
            <text:p><text:span text:style-name="T2">line vty &lt;num&gt; &lt;num&gt;</text:span></text:p>
            <text:p><text:span text:style-name="T1"> ipv6 access-class &lt;list name&gt; in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ipv6 access-class (\d+|.*) in.*$</text:p>
          </table:table-cell>
          <table:table-cell table:number-columns-repeated="1018"/>
        </table:table-row>
        <table:table-row table:style-name="ro10">
          <table:table-cell/>
          <table:table-cell table:style-name="ce49" table:formula="of:=ROW()-3" office:value-type="float" office:value="47" calcext:value-type="float">
            <text:p>47</text:p>
          </table:table-cell>
          <table:table-cell/>
          <table:table-cell office:value-type="string" calcext:value-type="string">
            <text:p><text:span text:style-name="T3">ip access-list standard ACL_NAME</text:span></text:p>
            <text:p><text:span text:style-name="T3"> remark permit specifi ip and log</text:span></text:p>
            <text:p><text:span text:style-name="T3"> permit &lt;ip address&gt; &lt;mask&gt; log-input</text:span></text:p>
            <text:p><text:span text:style-name="T2"> remark deny other and log</text:span></text:p>
            <text:p><text:span text:style-name="T3"> deny any log-input</text:span>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</table:table-cell>
          <table:table-cell office:value-type="string" calcext:value-type="string">
            <text:p>GENERAL AND MORE OCCURENCE ON ACL</text:p>
          </table:table-cell>
          <table:table-cell office:value-type="string" calcext:value-type="string">
            <text:p>^.*(permit|deny).+(?:.(?&lt;!log-input|log))$</text:p>
          </table:table-cell>
          <table:table-cell table:formula="of:=[.$B$49]" office:value-type="float" office:value="46" calcext:value-type="float">
            <text:p>46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0">
          <table:table-cell/>
          <table:table-cell table:style-name="ce48" table:formula="of:=ROW()-5" office:value-type="float" office:value="46" calcext:value-type="float">
            <text:p>46</text:p>
          </table:table-cell>
          <table:table-cell office:value-type="string" calcext:value-type="string">
            <text:p><text:span text:style-name="T3">ip access-list standard ACL_NAME</text:span></text:p>
            <text:p><text:span text:style-name="T3"> remark permit specifi ip and log</text:span></text:p>
            <text:p><text:span text:style-name="T3"> permit &lt;ip address&gt; &lt;mask&gt; log-input</text:span></text:p>
            <text:p><text:span text:style-name="T2"> remark deny other and log</text:span></text:p>
            <text:p><text:span text:style-name="T3"> deny any log-input</text:span>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</table:table-cell>
          <table:table-cell table:style-name="ce10" office:value-type="string" calcext:value-type="string">
            <text:p><text:span text:style-name="T18">login on-failure log-input</text:span></text:p>
            <text:p><text:span text:style-name="T18">login on-failure trap</text:span></text:p>
            <text:p><text:span text:style-name="T18">login on-failure</text:span></text:p>
            <text:p/>
          </table:table-cell>
          <table:table-cell office:value-type="string" calcext:value-type="string">
            <text:p>GENERAL AND MORE OCCURENCE ON ACL</text:p>
          </table:table-cell>
          <table:table-cell office:value-type="string" calcext:value-type="string">
            <text:p>^.*login on-failure( trap| log| log-input|).*$</text:p>
          </table:table-cell>
          <table:table-cell table:number-columns-repeated="1018"/>
        </table:table-row>
        <table:table-row table:style-name="ro10">
          <table:table-cell/>
          <table:table-cell table:style-name="ce48" table:formula="of:=ROW()-5" office:value-type="float" office:value="47" calcext:value-type="float">
            <text:p>47</text:p>
          </table:table-cell>
          <table:table-cell office:value-type="string" calcext:value-type="string">
            <text:p><text:span text:style-name="T3">ip access-list standard ACL_NAME</text:span></text:p>
            <text:p><text:span text:style-name="T3"> remark permit specifi ip and log</text:span></text:p>
            <text:p><text:span text:style-name="T3"> permit &lt;ip address&gt; &lt;mask&gt; log-input</text:span></text:p>
            <text:p><text:span text:style-name="T2"> remark deny other and log</text:span></text:p>
            <text:p><text:span text:style-name="T3"> deny any log-input</text:span>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</table:table-cell>
          <table:table-cell table:style-name="ce18" office:value-type="string" calcext:value-type="string">
            <text:p>login on-success log-input</text:p>
            <text:p><text:span text:style-name="T2">login on-success trap</text:span></text:p>
            <text:p><text:span text:style-name="T2">login on-success</text:span></text:p>
          </table:table-cell>
          <table:table-cell office:value-type="string" calcext:value-type="string">
            <text:p>GENERAL AND MORE OCCURENCE ON ACL</text:p>
          </table:table-cell>
          <table:table-cell office:value-type="string" calcext:value-type="string">
            <text:p>^.*login on-success( trap| log| log-input|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5" office:value-type="float" office:value="48" calcext:value-type="float">
            <text:p>48</text:p>
          </table:table-cell>
          <table:table-cell/>
          <table:table-cell table:style-name="ce19" office:value-type="string" calcext:value-type="string">
            <text:p>login quiet-mode access-class &lt;acl name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in quiet-mode access-class (.*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5" office:value-type="float" office:value="49" calcext:value-type="float">
            <text:p>49</text:p>
          </table:table-cell>
          <table:table-cell/>
          <table:table-cell table:style-name="ce19" office:value-type="string" calcext:value-type="string">
            <text:p>login block-for &lt;num&gt; attempts &lt;num&gt; within &lt;num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in block-for (\d+) attempts (\d+) within (\d+)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5" office:value-type="float" office:value="50" calcext:value-type="float">
            <text:p>50</text:p>
          </table:table-cell>
          <table:table-cell/>
          <table:table-cell table:style-name="ce20" office:value-type="string" calcext:value-type="string">
            <text:p>configuration mode exclusive auto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configuration mode exclusive( auto|)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5" office:value-type="float" office:value="51" calcext:value-type="float">
            <text:p>51</text:p>
          </table:table-cell>
          <table:table-cell/>
          <table:table-cell office:value-type="string" calcext:value-type="string">
            <text:p>banner mot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banner motd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5" office:value-type="float" office:value="52" calcext:value-type="float">
            <text:p>52</text:p>
          </table:table-cell>
          <table:table-cell/>
          <table:table-cell office:value-type="string" calcext:value-type="string">
            <text:p>banner login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banner login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5" office:value-type="float" office:value="53" calcext:value-type="float">
            <text:p>53</text:p>
          </table:table-cell>
          <table:table-cell/>
          <table:table-cell office:value-type="string" calcext:value-type="string">
            <text:p>banner exec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banner exec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SH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48" table:formula="of:=ROW()-6" office:value-type="float" office:value="54" calcext:value-type="float">
            <text:p>54</text:p>
          </table:table-cell>
          <table:table-cell/>
          <table:table-cell table:style-name="ce13" office:value-type="string" calcext:value-type="string">
            <text:p><text:span text:style-name="T13">line vty &lt;num&gt; &lt;num&gt;</text:span></text:p>
            <text:p><text:span text:style-name="T13">  transport input ssh</text:span></text:p>
          </table:table-cell>
          <table:table-cell office:value-type="string" calcext:value-type="string">
            <text:p>MORE OCCURENCE ON INTERFACE/LINE</text:p>
          </table:table-cell>
          <table:table-cell office:value-type="string" calcext:value-type="string">
            <text:p>^.*transport input ssh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6" office:value-type="float" office:value="55" calcext:value-type="float">
            <text:p>55</text:p>
          </table:table-cell>
          <table:table-cell/>
          <table:table-cell table:style-name="ce14" office:value-type="string" calcext:value-type="string">
            <text:p><text:span text:style-name="T7">ip ssh version 2</text:span></text:p>
          </table:table-cell>
          <table:table-cell office:value-type="string" calcext:value-type="string">
            <text:p>ONCE OCCURENCE</text:p>
          </table:table-cell>
          <table:table-cell table:style-name="Default" office:value-type="string" calcext:value-type="string">
            <text:p>^.*ip ssh version 2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6" office:value-type="float" office:value="56" calcext:value-type="float">
            <text:p>56</text:p>
          </table:table-cell>
          <table:table-cell/>
          <table:table-cell table:style-name="ce15" office:value-type="string" calcext:value-type="string">
            <text:p>ip ssh timeout &lt;timeout seconds&gt;</text:p>
          </table:table-cell>
          <table:table-cell office:value-type="string" calcext:value-type="string">
            <text:p>ONCE OCCURENCE</text:p>
          </table:table-cell>
          <table:table-cell table:style-name="Default" office:value-type="string" calcext:value-type="string">
            <text:p>^.*ip ssh timeout \d+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6" office:value-type="float" office:value="57" calcext:value-type="float">
            <text:p>57</text:p>
          </table:table-cell>
          <table:table-cell/>
          <table:table-cell table:style-name="ce16" office:value-type="string" calcext:value-type="string">
            <text:p>ip ssh authentication-retries &lt;max num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ssh authentication-retries (\d+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6" office:value-type="float" office:value="58" calcext:value-type="float">
            <text:p>58</text:p>
          </table:table-cell>
          <table:table-cell/>
          <table:table-cell table:style-name="ce3" office:value-type="string" calcext:value-type="string">
            <text:p>ip ssh source-interface loopback &lt;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</text:span><text:span text:style-name="T56">ip ssh source-interface (loopback \d+|loopback\d+|Loopback\d+|Loopback \d+).*$</text:span>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6" office:value-type="float" office:value="59" calcext:value-type="float">
            <text:p>59</text:p>
          </table:table-cell>
          <table:table-cell/>
          <table:table-cell table:style-name="ce3" office:value-type="string" calcext:value-type="string">
            <text:p>ip ssh port &lt;port 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ssh port \d+(?:.(?&lt;!22))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6" office:value-type="float" office:value="60" calcext:value-type="float">
            <text:p>60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SNMP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mozno eliminovat</text:p>
          </table:table-cell>
          <table:table-cell table:style-name="ce48" table:formula="of:=ROW()-7" office:value-type="float" office:value="61" calcext:value-type="float">
            <text:p>61</text:p>
          </table:table-cell>
          <table:table-cell table:style-name="Default"/>
          <table:table-cell table:style-name="Default" office:value-type="string" calcext:value-type="string">
            <text:p>snmp-server community &lt;string&gt; RW &lt;ipv6/ACL&gt; &lt;ACL&gt;</text:p>
          </table:table-cell>
          <table:table-cell table:style-name="Default"/>
          <table:table-cell table:style-name="Default" office:value-type="string" calcext:value-type="string">
            <text:p>^.*snmp-server community (.*?) (RW|rw|$|)( |$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7" office:value-type="float" office:value="62" calcext:value-type="float">
            <text:p>62</text:p>
          </table:table-cell>
          <table:table-cell table:style-name="Default"/>
          <table:table-cell table:style-name="Default" office:value-type="string" calcext:value-type="string">
            <text:p>snmp-server community &lt;string&gt; RO</text:p>
          </table:table-cell>
          <table:table-cell table:style-name="Default"/>
          <table:table-cell table:style-name="Default" office:value-type="string" calcext:value-type="string">
            <text:p>^.*snmp-server community (.*?) (RO|ro)$</text:p>
          </table:table-cell>
          <table:table-cell table:number-columns-repeated="2"/>
          <table:table-cell office:value-type="string" calcext:value-type="string">
            <text:p>NOTIFY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7" office:value-type="float" office:value="63" calcext:value-type="float">
            <text:p>63</text:p>
          </table:table-cell>
          <table:table-cell/>
          <table:table-cell office:value-type="string" calcext:value-type="string">
            <text:p>snmp-server community &lt;string&gt; RO &lt;ipv6/ACL&gt; &lt;ACL&gt;</text:p>
          </table:table-cell>
          <table:table-cell/>
          <table:table-cell office:value-type="string" calcext:value-type="string">
            <text:p>^.*snmp-server community (.*?) (RO|ro) .*$</text:p>
          </table:table-cell>
          <table:table-cell table:number-columns-repeated="2"/>
          <table:table-cell office:value-type="string" calcext:value-type="string">
            <text:p>NOTIFY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7" office:value-type="float" office:value="64" calcext:value-type="float">
            <text:p>64</text:p>
          </table:table-cell>
          <table:table-cell/>
          <table:table-cell office:value-type="string" calcext:value-type="string">
            <text:p>snmp-server host &lt;ip address&gt; version 1</text:p>
          </table:table-cell>
          <table:table-cell/>
          <table:table-cell office:value-type="string" calcext:value-type="string">
            <text:p>^.*snmp-server host (.*?) (version) (1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7" office:value-type="float" office:value="65" calcext:value-type="float">
            <text:p>65</text:p>
          </table:table-cell>
          <table:table-cell/>
          <table:table-cell office:value-type="string" calcext:value-type="string">
            <text:p>snmp-server host &lt;ip address&gt; version 2c</text:p>
          </table:table-cell>
          <table:table-cell/>
          <table:table-cell office:value-type="string" calcext:value-type="string">
            <text:p>^.*snmp-server host (.*?) (version) (2c).*$</text:p>
          </table:table-cell>
          <table:table-cell table:number-columns-repeated="2"/>
          <table:table-cell office:value-type="string" calcext:value-type="string">
            <text:p>NOTIFY</text:p>
          </table:table-cell>
          <table:table-cell table:number-columns-repeated="1015"/>
        </table:table-row>
        <table:table-row table:style-name="ro3">
          <table:table-cell/>
          <table:table-cell table:style-name="ce48"/>
          <table:table-cell/>
          <table:table-cell office:value-type="string" calcext:value-type="string">
            <text:p>snmp-server group &lt;GROUP&gt; v3 priv read &lt;read_view&gt; access &lt;acl&gt;</text:p>
          </table:table-cell>
          <table:table-cell/>
          <table:table-cell office:value-type="string" calcext:value-type="string">
            <text:p>^.*snmp-server group (.*?) v3 priv read (.*) access ((?!ipv6).*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7" office:value-type="float" office:value="67" calcext:value-type="float">
            <text:p>67</text:p>
          </table:table-cell>
          <table:table-cell/>
          <table:table-cell office:value-type="string" calcext:value-type="string">
            <text:p>snmp-server group &lt;GROUP&gt; v3 priv read &lt;read_view&gt; access &lt;ipv6&gt; &lt;acl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group (.*?) v3 priv read (.*) access ipv6 (.*)$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^.*snmp-server group (.*?) v3 .* write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7" office:value-type="float" office:value="69" calcext:value-type="float">
            <text:p>69</text:p>
          </table:table-cell>
          <table:table-cell/>
          <table:table-cell office:value-type="string" calcext:value-type="string">
            <text:p>auth/noauth or priv without acl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group (.*?) (v3) (?:(?!priv read .* access)).*$</text:p>
          </table:table-cell>
          <table:table-cell table:number-columns-repeated="1018"/>
        </table:table-row>
        <table:table-row table:style-name="ro7">
          <table:table-cell/>
          <table:table-cell table:style-name="ce48"/>
          <table:table-cell/>
          <table:table-cell table:style-name="ce21" office:value-type="string" calcext:value-type="string">
            <text:p><text:span text:style-name="T19">snmp-server user &lt;user&gt; &lt;group name&gt; v3 auth sha &lt;password&gt;</text:span><text:span text:style-name="T20"> </text:span><text:span text:style-name="T21">pri aes 128 &lt;password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user (.*?) (.*?) v3 auth sha (.*) priv aes \d+ (.*) access ((?!ipv6).*)$</text:p>
          </table:table-cell>
          <table:table-cell table:formula="of:=[.$B$79]" office:value-type="float" office:value="72" calcext:value-type="float">
            <text:p>72</text:p>
          </table:table-cell>
          <table:table-cell table:number-columns-repeated="1017"/>
        </table:table-row>
        <table:table-row table:style-name="ro3">
          <table:table-cell/>
          <table:table-cell table:style-name="ce48"/>
          <table:table-cell/>
          <table:table-cell table:style-name="ce21"/>
          <table:table-cell/>
          <table:table-cell office:value-type="string" calcext:value-type="string">
            <text:p>^.*snmp-server user (.*?) (.*?) v3 auth sha (.*) priv aes \d+ (.*) access ipv6 (.*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7" office:value-type="float" office:value="72" calcext:value-type="float">
            <text:p>72</text:p>
          </table:table-cell>
          <table:table-cell/>
          <table:table-cell office:value-type="string" calcext:value-type="string">
            <text:p>no auth/ no priv/ no SHA/ no aes/ no access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user (.*?) (.*?) (?:v3|v2c|v1)(?: |$)(?:(?!auth sha .* priv aes .* access)).*$</text:p>
          </table:table-cell>
          <table:table-cell table:formula="of:=[.$B$79]" office:value-type="float" office:value="72" calcext:value-type="float">
            <text:p>72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7" office:value-type="float" office:value="73" calcext:value-type="float">
            <text:p>73</text:p>
          </table:table-cell>
          <table:table-cell/>
          <table:table-cell table:style-name="ce22" office:value-type="string" calcext:value-type="string">
            <text:p>snmp-server ifindex persist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</text:span><text:span text:style-name="T57">snmp-server ifindex persist.*$</text:span></text:p>
          </table:table-cell>
          <table:table-cell office:value-type="string" calcext:value-type="string">
            <text:p>mozno snmpv3 aj v2c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7" office:value-type="float" office:value="74" calcext:value-type="float">
            <text:p>74</text:p>
          </table:table-cell>
          <table:table-cell/>
          <table:table-cell table:style-name="ce9" office:value-type="string" calcext:value-type="string">
            <text:p>snmp-server trap-source loopback &lt;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</text:span><text:span text:style-name="T56">snmp-server trap-source (loopback \d+|loopback\d+|Loopback\d+|Loopback \d+).*$</text:span></text:p>
          </table:table-cell>
          <table:table-cell office:value-type="string" calcext:value-type="string">
            <text:p>mozno snmpv3 aj v2c</text:p>
          </table:table-cell>
          <table:table-cell table:number-columns-repeated="1017"/>
        </table:table-row>
        <table:table-row table:style-name="ro1">
          <table:table-cell/>
          <table:table-cell table:style-name="ce48" table:formula="of:=ROW()-7" office:value-type="float" office:value="75" calcext:value-type="float">
            <text:p>75</text:p>
          </table:table-cell>
          <table:table-cell/>
          <table:table-cell table:style-name="ce23" office:value-type="string" calcext:value-type="string">
            <text:p><text:span text:style-name="T22">snmp-server location &lt;location&gt;</text:span></text:p>
          </table:table-cell>
          <table:table-cell office:value-type="string" calcext:value-type="string">
            <text:p>ONCE OCCURENCE</text:p>
          </table:table-cell>
          <table:table-cell table:style-name="ce45" office:value-type="string" calcext:value-type="string">
            <text:p><text:span text:style-name="T58">^.*snmp-server location (.*)$</text:span></text:p>
          </table:table-cell>
          <table:table-cell office:value-type="string" calcext:value-type="string">
            <text:p>mozno snmpv3 aj v2c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7" office:value-type="float" office:value="76" calcext:value-type="float">
            <text:p>76</text:p>
          </table:table-cell>
          <table:table-cell/>
          <table:table-cell office:value-type="string" calcext:value-type="string">
            <text:p><text:span text:style-name="T23">snmp-server host</text:span><text:span text:style-name="T24"> &lt;ip adddress&gt; </text:span><text:span text:style-name="T25">version 3 priv &lt;user&gt;</text:span></text:p>
          </table:table-cell>
          <table:table-cell/>
          <table:table-cell office:value-type="string" calcext:value-type="string">
            <text:p>^.*snmp-server host (.*?) (?:traps|informs)?(?: )?version 3 priv (.*)$</text:p>
          </table:table-cell>
          <table:table-cell table:formula="of:=[.$B$79]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/>
          <table:table-cell table:style-name="ce48" table:formula="of:=ROW()-7" office:value-type="float" office:value="77" calcext:value-type="float">
            <text:p>77</text:p>
          </table:table-cell>
          <table:table-cell/>
          <table:table-cell office:value-type="string" calcext:value-type="string">
            <text:p>not version 3 or not priv</text:p>
          </table:table-cell>
          <table:table-cell/>
          <table:table-cell office:value-type="string" calcext:value-type="string">
            <text:p>^.*snmp-server host (\S*?) (?!.*version 3 priv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7" office:value-type="float" office:value="78" calcext:value-type="float">
            <text:p>78</text:p>
          </table:table-cell>
          <table:table-cell/>
          <table:table-cell office:value-type="string" calcext:value-type="string">
            <text:p>snmp-server enable traps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enable traps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YSLOG</text:p>
          </table:table-cell>
          <table:table-cell table:number-columns-repeated="1023"/>
        </table:table-row>
        <table:table-row table:style-name="ro7">
          <table:table-cell/>
          <table:table-cell table:style-name="ce48" table:formula="of:=ROW()-8" office:value-type="float" office:value="79" calcext:value-type="float">
            <text:p>79</text:p>
          </table:table-cell>
          <table:table-cell/>
          <table:table-cell office:value-type="string" calcext:value-type="string">
            <text:p><text:span text:style-name="T26">logging host</text:span><text:span text:style-name="T27"> &lt;ip adddress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logging host (.*?|ipv6)(?: |$)(.*?)?(?: |$)(.*?)?$</text:p>
            <text:p>^.*logging host ((?!ipv6).*?)(?: |$)(.*?)?(?: |$)(.*?)?$</text:p>
            <text:p>^.*logging host ipv6 (.*?)(?: |$)(.*?)?(?: |$)(.*?)?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8" office:value-type="float" office:value="80" calcext:value-type="float">
            <text:p>80</text:p>
          </table:table-cell>
          <table:table-cell/>
          <table:table-cell table:style-name="ce9" office:value-type="string" calcext:value-type="string">
            <text:p>logging source-interface loopback &lt;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source-interface (loopback \d+|loopback\d+|Loopback\d+|Loopback \d+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1" calcext:value-type="float">
            <text:p>81</text:p>
          </table:table-cell>
          <table:table-cell/>
          <table:table-cell table:style-name="ce24" office:value-type="string" calcext:value-type="string">
            <text:p>service timestamps log datetime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</text:span><text:span text:style-name="T27">service timestamps log datetime.*$</text:span>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2" calcext:value-type="float">
            <text:p>82</text:p>
          </table:table-cell>
          <table:table-cell/>
          <table:table-cell office:value-type="string" calcext:value-type="string">
            <text:p>logging console critical|alerts|emergencies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console (critical|alerts|emergencies|0|1|2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3" calcext:value-type="float">
            <text:p>83</text:p>
          </table:table-cell>
          <table:table-cell/>
          <table:table-cell office:value-type="string" calcext:value-type="string">
            <text:p>logging trap informational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trap (informational|6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4" calcext:value-type="float">
            <text:p>84</text:p>
          </table:table-cell>
          <table:table-cell/>
          <table:table-cell table:style-name="ce3" office:value-type="string" calcext:value-type="string">
            <text:p>logging buffered &lt;memory&gt; &lt;severity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buffered (\d+) (.*)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5" calcext:value-type="float">
            <text:p>85</text:p>
          </table:table-cell>
          <table:table-cell/>
          <table:table-cell office:value-type="string" calcext:value-type="string">
            <text:p>logging persistent url &lt;path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persistent .*(url (.*?))(?: |$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6" calcext:value-type="float">
            <text:p>86</text:p>
          </table:table-cell>
          <table:table-cell/>
          <table:table-cell table:style-name="ce9" office:value-type="string" calcext:value-type="string">
            <text:p>service sequence-numbers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</text:span><text:span text:style-name="T56">service sequence-numbers.*$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TP</text:p>
          </table:table-cell>
          <table:table-cell table:number-columns-repeated="1023"/>
        </table:table-row>
        <table:table-row table:style-name="ro3">
          <table:table-cell/>
          <table:table-cell table:style-name="ce48" table:formula="of:=ROW()-9" office:value-type="float" office:value="87" calcext:value-type="float">
            <text:p>87</text:p>
          </table:table-cell>
          <table:table-cell/>
          <table:table-cell table:style-name="ce9" office:value-type="string" calcext:value-type="string">
            <text:p>ntp server &lt;ip adddress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(?:ip |ipv6 )?(.*?)(?: |$).*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un all treba</text:p>
          </table:table-cell>
          <table:table-cell table:style-name="ce49" table:formula="of:=ROW()-9" office:value-type="float" office:value="88" calcext:value-type="float">
            <text:p>88</text:p>
          </table:table-cell>
          <table:table-cell/>
          <table:table-cell office:value-type="string" calcext:value-type="string">
            <text:p><text:span text:style-name="T28">ntp server </text:span><text:span text:style-name="T29">&lt;ip adddress&gt; </text:span><text:span text:style-name="T30">version 4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.*?version 4.*$</text:p>
          </table:table-cell>
          <table:table-cell table:number-columns-repeated="1018"/>
        </table:table-row>
        <table:table-row table:style-name="ro3">
          <table:table-cell/>
          <table:table-cell table:style-name="ce49" table:formula="of:=ROW()-9" office:value-type="float" office:value="89" calcext:value-type="float">
            <text:p>89</text:p>
          </table:table-cell>
          <table:table-cell/>
          <table:table-cell office:value-type="string" calcext:value-type="string">
            <text:p>not version 4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(?:(?!.*version 4)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9" office:value-type="float" office:value="90" calcext:value-type="float">
            <text:p>90</text:p>
          </table:table-cell>
          <table:table-cell/>
          <table:table-cell office:value-type="string" calcext:value-type="string">
            <text:p>ntp source loopback &lt;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tp source (loopback \d+|loopback\d+|Loopback\d+|Loopback \d+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9" office:value-type="float" office:value="91" calcext:value-type="float">
            <text:p>91</text:p>
          </table:table-cell>
          <table:table-cell office:value-type="string" calcext:value-type="string">
            <text:p>ntp source loopback &lt;id&gt;</text:p>
          </table:table-cell>
          <table:table-cell office:value-type="string" calcext:value-type="string">
            <text:p>ntp server &lt;ip adddress&gt; source &lt;iinterface&gt; &lt;id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(?:(?=.*source))(?:(?=.*loopback \d+|loopback\d+|Loopback\d+|Loopback \d+)).*$</text:p>
          </table:table-cell>
          <table:table-cell table:number-columns-repeated="1018"/>
        </table:table-row>
        <table:table-row table:style-name="ro1">
          <table:table-cell/>
          <table:table-cell table:formula="of:=ROW()-9" office:value-type="float" office:value="92" calcext:value-type="float">
            <text:p>92</text:p>
          </table:table-cell>
          <table:table-cell/>
          <table:table-cell office:value-type="string" calcext:value-type="string">
            <text:p>ntp authenticate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tp authenticate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9" office:value-type="float" office:value="93" calcext:value-type="float">
            <text:p>93</text:p>
          </table:table-cell>
          <table:table-cell/>
          <table:table-cell table:style-name="ce25" office:value-type="string" calcext:value-type="string">
            <text:p>ntp authentication-key &lt;key num&gt; md5 &lt;password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authentication-key (\d+) (?:.*?) (.*?)(?: |$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9" office:value-type="float" office:value="94" calcext:value-type="float">
            <text:p>94</text:p>
          </table:table-cell>
          <table:table-cell/>
          <table:table-cell office:value-type="string" calcext:value-type="string">
            <text:p>ntp trusted key &lt;key num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trusted-key (\d+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9" office:value-type="float" office:value="95" calcext:value-type="float">
            <text:p>95</text:p>
          </table:table-cell>
          <table:table-cell office:value-type="string" calcext:value-type="string">
            <text:p>ntp trusted key &lt;key num&gt;</text:p>
          </table:table-cell>
          <table:table-cell office:value-type="string" calcext:value-type="string">
            <text:p><text:span text:style-name="T28">ntp server </text:span><text:span text:style-name="T29">&lt;ip adddress&gt; </text:span><text:span text:style-name="T30">key 1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.*key (\d+)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IGH LO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nmp-server enable traps zapne vsetky, ak je napisane specificky, povoli iba tie</text:p>
          </table:table-cell>
          <table:table-cell table:style-name="ce48" table:formula="of:=ROW()-10" office:value-type="float" office:value="96" calcext:value-type="float">
            <text:p>96</text:p>
          </table:table-cell>
          <table:table-cell/>
          <table:table-cell office:value-type="string" calcext:value-type="string">
            <text:p>snmp-server enable traps cpu threshol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snmp-server enable traps cpu threshold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0" office:value-type="float" office:value="97" calcext:value-type="float">
            <text:p>97</text:p>
          </table:table-cell>
          <table:table-cell/>
          <table:table-cell table:style-name="ce11" office:value-type="string" calcext:value-type="string">
            <text:p>process cpu threshold type &lt;type&gt; rising &lt;percentage&gt; interval &lt;seconds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process cpu threshold type (total|process|interupt) (rising) (\d+) (interval) (\d+)(?: |$)(?=(falling) (\d+) (interval) (\d+))?.*$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8" table:formula="of:=ROW()-10" office:value-type="float" office:value="98" calcext:value-type="float">
            <text:p>98</text:p>
          </table:table-cell>
          <table:table-cell table:style-name="Default"/>
          <table:table-cell table:style-name="ce26" office:value-type="string" calcext:value-type="string">
            <text:p>process cpu statistics limit entry-percentage </text:p>
          </table:table-cell>
          <table:table-cell table:style-name="Default" office:value-type="string" calcext:value-type="string">
            <text:p>ONCE OCCURENCE</text:p>
          </table:table-cell>
          <table:table-cell table:style-name="Default" office:value-type="string" calcext:value-type="string">
            <text:p>^.*process cpu statistics limit (entry-percentage) (\d+)(?: |$)(?=(size) (\d+))?.*$</text:p>
          </table:table-cell>
          <table:table-cell table:number-columns-repeated="1018"/>
        </table:table-row>
        <table:table-row table:style-name="ro1">
          <table:table-cell/>
          <table:table-cell table:style-name="ce49" table:formula="of:=ROW()-10" office:value-type="float" office:value="99" calcext:value-type="float">
            <text:p>99</text:p>
          </table:table-cell>
          <table:table-cell/>
          <table:table-cell table:style-name="Default" office:value-type="string" calcext:value-type="string">
            <text:p>memory reserve critical &lt;value&gt; 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memory reserve critical (\d+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0" office:value-type="float" office:value="100" calcext:value-type="float">
            <text:p>100</text:p>
          </table:table-cell>
          <table:table-cell/>
          <table:table-cell office:value-type="string" calcext:value-type="string">
            <text:p>memory free low-watermark processor &lt;thresshol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memory free low-watermark processor (\d+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0" office:value-type="float" office:value="101" calcext:value-type="float">
            <text:p>101</text:p>
          </table:table-cell>
          <table:table-cell/>
          <table:table-cell office:value-type="string" calcext:value-type="string">
            <text:p>memory free low-watermark io &lt;thresshol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memory free low-watermark io (\d+).*$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verit, na gns nefunguje</text:p>
          </table:table-cell>
          <table:table-cell table:formula="of:=ROW()-10" office:value-type="float" office:value="102" calcext:value-type="float">
            <text:p>102</text:p>
          </table:table-cell>
          <table:table-cell/>
          <table:table-cell table:style-name="Default" office:value-type="string" calcext:value-type="string">
            <text:p>memory reserve console &lt;value&gt; 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memory reserve console (\d+)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P</text:p>
          </table:table-cell>
          <table:table-cell table:number-columns-repeated="1023"/>
        </table:table-row>
        <table:table-row table:style-name="ro7">
          <table:table-cell/>
          <table:table-cell table:formula="of:=ROW()-11" office:value-type="float" office:value="103" calcext:value-type="float">
            <text:p>103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spanning-tree rootguard</text:span></text:p>
            <text:p><text:span text:style-name="T7"> spanning-tree guard root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spanning-tree (guard root|rootguard).*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04" calcext:value-type="float">
            <text:p>104</text:p>
          </table:table-cell>
          <table:table-cell/>
          <table:table-cell table:style-name="ce19" office:value-type="string" calcext:value-type="string">
            <text:p>spanning-tree portfast bpduguard default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59">^.*</text:span><text:span text:style-name="T60">spanning-tree portfast (?:edge )?bpduguard default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05" calcext:value-type="float">
            <text:p>105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 spanning-tree bpduguard enable</text:span>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44">^.*</text:span><text:span text:style-name="T45">spanning-tree bpduguard enable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06" calcext:value-type="float">
            <text:p>106</text:p>
          </table:table-cell>
          <table:table-cell/>
          <table:table-cell table:style-name="ce6" office:value-type="string" calcext:value-type="string">
            <text:p><text:span text:style-name="T6">spanning-tree portfast bpdufilter enable</text:span>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44">^.*</text:span><text:span text:style-name="T45">spanning-tree portfast (?:edge )?bpdufilter default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style-name="ce48" table:formula="of:=ROW()-11" office:value-type="float" office:value="107" calcext:value-type="float">
            <text:p>107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 spanning-tree bpdufilter enable</text:span>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44">^.*</text:span><text:span text:style-name="T45">spanning-tree bpdufilter enable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style-name="ce48" table:formula="of:=ROW()-11" office:value-type="float" office:value="108" calcext:value-type="float">
            <text:p>108</text:p>
          </table:table-cell>
          <table:table-cell/>
          <table:table-cell table:style-name="ce22" office:value-type="string" calcext:value-type="string">
            <text:p>spanning-tree portfast default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26">^.*</text:span><text:span text:style-name="T57">spanning-tree portfast (?:edge )?default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09" calcext:value-type="float">
            <text:p>109</text:p>
          </table:table-cell>
          <table:table-cell/>
          <table:table-cell table:style-name="ce22" office:value-type="string" calcext:value-type="string">
            <text:p><text:span text:style-name="T31">interface &lt;interface name&gt; &lt;interface id&gt;</text:span></text:p>
            <text:p><text:span text:style-name="T31"> spanning-tree portfast</text:span></text:p>
            <text:p/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26">^.*</text:span><text:span text:style-name="T57">spanning-tree portfast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10" calcext:value-type="float">
            <text:p>110</text:p>
          </table:table-cell>
          <table:table-cell/>
          <table:table-cell table:style-name="ce27" office:value-type="string" calcext:value-type="string">
            <text:p>spanning-tree loopguard default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26">^.*</text:span><text:span text:style-name="T61">spanning-tree loopguard default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11" calcext:value-type="float">
            <text:p>111</text:p>
          </table:table-cell>
          <table:table-cell/>
          <table:table-cell table:style-name="ce28" office:value-type="string" calcext:value-type="string">
            <text:p><text:span text:style-name="T32">interface &lt;interface name&gt; &lt;interface id&gt;</text:span></text:p>
            <text:p><text:span text:style-name="T6"> spanning-tree guard loop</text:span>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26">^.*</text:span><text:span text:style-name="T61">spanning-tree guard loop.*$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LAN</text:p>
          </table:table-cell>
          <table:table-cell table:number-columns-repeated="2"/>
          <table:table-cell table:style-name="ce5"/>
          <table:table-cell table:number-columns-repeated="1020"/>
        </table:table-row>
        <table:table-row table:style-name="ro3">
          <table:table-cell office:value-type="string" calcext:value-type="string">
            <text:p>run all treba</text:p>
          </table:table-cell>
          <table:table-cell table:style-name="ce49" table:formula="of:=ROW()-12" office:value-type="float" office:value="112" calcext:value-type="float">
            <text:p>112</text:p>
          </table:table-cell>
          <table:table-cell/>
          <table:table-cell table:style-name="ce5" office:value-type="string" calcext:value-type="string">
            <text:p><text:span text:style-name="T6">interface &lt;interface name&gt; &lt;interface id&gt;</text:span></text:p>
            <text:p> switchport access vlan 1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switchport access vlan (1| name default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netreba run all, kazdy int musi mat nejaku vlan roznu od 1, ak nematchne interface, potom error. vsetky access a vypnute rozhrania. pri nematchnuti asi je defaulne vlan 1, takze error</text:p>
          </table:table-cell>
          <table:table-cell table:style-name="ce48" table:formula="of:=ROW()-12" office:value-type="float" office:value="113" calcext:value-type="float">
            <text:p>113</text:p>
          </table:table-cell>
          <table:table-cell table:style-name="ce5" office:value-type="string" calcext:value-type="string">
            <text:p>switchport access vlan 1</text:p>
          </table:table-cell>
          <table:table-cell table:style-name="ce27" office:value-type="string" calcext:value-type="string">
            <text:p><text:span text:style-name="T6">interface &lt;interface name&gt; &lt;interface id&gt;</text:span></text:p>
            <text:p><text:span text:style-name="T33"> switchport access vlan &gt;1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switchport access vlan (?:(?!1$|name default))(\d+|name (.*))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eba pri spusteni definovat cislo blackhole vlan</text:p>
          </table:table-cell>
          <table:table-cell table:style-name="ce49" table:formula="of:=ROW()-12" office:value-type="float" office:value="114" calcext:value-type="float">
            <text:p>114</text:p>
          </table:table-cell>
          <table:table-cell/>
          <table:table-cell table:style-name="ce28" office:value-type="string" calcext:value-type="string">
            <text:p><text:span text:style-name="T6">vlan &lt;admin specified id&gt;</text:span></text:p>
            <text:p><text:span text:style-name="T6">  name &lt;BLACK HOLE&gt;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lan (\d+).*$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treba pri spusteni definovat cislo blackhole vlan</text:p>
          </table:table-cell>
          <table:table-cell table:style-name="ce49" table:formula="of:=ROW()-12" office:value-type="float" office:value="115" calcext:value-type="float">
            <text:p>115</text:p>
          </table:table-cell>
          <table:table-cell/>
          <table:table-cell table:style-name="ce29" office:value-type="string" calcext:value-type="string">
            <text:p><text:span text:style-name="T34">switchport access vlan </text:span><text:span text:style-name="T35"> &lt;admin specified id&gt;</text:span></text:p>
          </table:table-cell>
          <table:table-cell office:value-type="string" calcext:value-type="string">
            <text:p>MORE OCCURENCE ON SHUTDOWN INTERFACE </text:p>
          </table:table-cell>
          <table:table-cell office:value-type="string" calcext:value-type="string">
            <text:p>^.*(?:(?&lt;!no ))switchport access vlan (\d+| name (.*))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eba pri spusteni definovat cislo management vlan</text:p>
          </table:table-cell>
          <table:table-cell table:style-name="ce49" table:formula="of:=ROW()-12" office:value-type="float" office:value="116" calcext:value-type="float">
            <text:p>116</text:p>
          </table:table-cell>
          <table:table-cell/>
          <table:table-cell table:style-name="ce28" office:value-type="string" calcext:value-type="string">
            <text:p><text:span text:style-name="T6">vlan &lt;admin specified id&gt;</text:span></text:p>
            <text:p><text:span text:style-name="T6">  name &lt;management&gt;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lan (\d+).*$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reba pri spusteni definovat cislo management vlan, da sa teoreticky aj bez znalosti mngmt vlan, ale moze to byt false negative, mozno typ dat na on interface</text:p>
          </table:table-cell>
          <table:table-cell table:style-name="ce48" table:formula="of:=ROW()-12" office:value-type="float" office:value="117" calcext:value-type="float">
            <text:p>117</text:p>
          </table:table-cell>
          <table:table-cell/>
          <table:table-cell table:style-name="ce29" office:value-type="string" calcext:value-type="string">
            <text:p>interface Vlan&lt;interface id&gt;</text:p>
            <text:p> ip address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nterface Vlan(\d+).*$(?:.*\r?\n(?!\!))+?(^ *ip address 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eba pri spusteni definovat cislo native vlan</text:p>
          </table:table-cell>
          <table:table-cell table:style-name="ce49" table:formula="of:=ROW()-12" office:value-type="float" office:value="118" calcext:value-type="float">
            <text:p>118</text:p>
          </table:table-cell>
          <table:table-cell/>
          <table:table-cell table:style-name="ce28" office:value-type="string" calcext:value-type="string">
            <text:p><text:span text:style-name="T6">vlan &lt;admin specified id&gt;</text:span></text:p>
            <text:p><text:span text:style-name="T6">  name &lt;NATIVE&gt;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lan (\d+).*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2" office:value-type="float" office:value="119" calcext:value-type="float">
            <text:p>119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switchport trunk native vlan  &lt;admin specified id&gt;</text:p>
          </table:table-cell>
          <table:table-cell office:value-type="string" calcext:value-type="string">
            <text:p>MORE OCCURENCE ON TRUNK INTERFACE </text:p>
          </table:table-cell>
          <table:table-cell office:value-type="string" calcext:value-type="string">
            <text:p>^.*switchport trunk native vlan (?:name )?(\d+|(.*))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2" office:value-type="float" office:value="120" calcext:value-type="float">
            <text:p>120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switchport trunk allowed vlan &lt;vlan id&gt;</text:p>
          </table:table-cell>
          <table:table-cell office:value-type="string" calcext:value-type="string">
            <text:p>MORE OCCURENCE ON TRUNK INTERFACE </text:p>
          </table:table-cell>
          <table:table-cell office:value-type="string" calcext:value-type="string">
            <text:p>^.*switchport trunk allowed vlan (.*)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2" office:value-type="float" office:value="121" calcext:value-type="float">
            <text:p>121</text:p>
          </table:table-cell>
          <table:table-cell/>
          <table:table-cell table:style-name="Default" office:value-type="string" calcext:value-type="string">
            <text:p><text:span text:style-name="T6">interface &lt;interface name&gt; &lt;interface id&gt;</text:span></text:p>
            <text:p><text:span text:style-name="T1"> switchport mode dynamic &lt;desirable/auto&gt;</text:span></text:p>
          </table:table-cell>
          <table:table-cell office:value-type="string" calcext:value-type="string">
            <text:p>MORE OCCURENCE ON TRUNK INTERFACE </text:p>
          </table:table-cell>
          <table:table-cell office:value-type="string" calcext:value-type="string">
            <text:p>^.*(?:(?&lt;!no ))switchport mode dynamic (.*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style-name="ce48" table:formula="of:=ROW()-12" office:value-type="float" office:value="122" calcext:value-type="float">
            <text:p>122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switchport nonegotiate</text:p>
          </table:table-cell>
          <table:table-cell office:value-type="string" calcext:value-type="string">
            <text:p>MORE OCCURENCE ON TRUNK INTERFACE </text:p>
          </table:table-cell>
          <table:table-cell office:value-type="string" calcext:value-type="string">
            <text:p>^.*(?:(?&lt;!no ))switchport nonegotiate(.*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2" office:value-type="float" office:value="123" calcext:value-type="float">
            <text:p>123</text:p>
          </table:table-cell>
          <table:table-cell/>
          <table:table-cell office:value-type="string" calcext:value-type="string">
            <text:p>vtp mode transparent</text:p>
            <text:p><text:span text:style-name="T1">vtp off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(?:(?&lt;!no ))vtp mode (client|server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ow vtp stat</text:p>
          </table:table-cell>
          <table:table-cell table:style-name="ce49" table:formula="of:=ROW()-12" office:value-type="float" office:value="124" calcext:value-type="float">
            <text:p>124</text:p>
          </table:table-cell>
          <table:table-cell/>
          <table:table-cell office:value-type="string" calcext:value-type="string">
            <text:p>VTP version running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TP version running.*\:.*3$</text:p>
          </table:table-cell>
          <table:table-cell/>
          <table:table-cell table:formula="of:=[.$B$136]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ow vtp password</text:p>
          </table:table-cell>
          <table:table-cell table:style-name="ce49" table:formula="of:=ROW()-12" office:value-type="float" office:value="125" calcext:value-type="float">
            <text:p>125</text:p>
          </table:table-cell>
          <table:table-cell/>
          <table:table-cell office:value-type="string" calcext:value-type="string">
            <text:p>VTP Password: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TP Password: (.*?)$</text:p>
          </table:table-cell>
          <table:table-cell/>
          <table:table-cell table:formula="of:=[.$B$136]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ow vtp stat</text:p>
          </table:table-cell>
          <table:table-cell table:style-name="ce49" table:formula="of:=ROW()-12" office:value-type="float" office:value="126" calcext:value-type="float">
            <text:p>126</text:p>
          </table:table-cell>
          <table:table-cell/>
          <table:table-cell office:value-type="string" calcext:value-type="string">
            <text:p>VTP Pruning Mode: Enable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TP Pruning Mode.*\:.*Enabled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TWORK MA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lternativelly cdp run pri sh run all</text:p>
          </table:table-cell>
          <table:table-cell table:style-name="ce48" table:formula="of:=ROW()-13" office:value-type="float" office:value="127" calcext:value-type="float">
            <text:p>127</text:p>
          </table:table-cell>
          <table:table-cell/>
          <table:table-cell office:value-type="string" calcext:value-type="string">
            <text:p>no cdp run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^.*no cdp run.*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3" office:value-type="float" office:value="128" calcext:value-type="float">
            <text:p>128</text:p>
          </table:table-cell>
          <table:table-cell/>
          <table:table-cell office:value-type="string" calcext:value-type="string">
            <text:p>no cdp enable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^.*no cdp enable.*$</text:p>
          </table:table-cell>
          <table:table-cell/>
          <table:table-cell table:formula="of:=[.$B$142]" office:value-type="float" office:value="129" calcext:value-type="float">
            <text:p>129</text:p>
          </table:table-cell>
          <table:table-cell table:number-columns-repeated="1016"/>
        </table:table-row>
        <table:table-row table:style-name="ro7">
          <table:table-cell/>
          <table:table-cell table:style-name="ce48" table:formula="of:=ROW()-13" office:value-type="float" office:value="129" calcext:value-type="float">
            <text:p>129</text:p>
          </table:table-cell>
          <table:table-cell/>
          <table:table-cell office:value-type="string" calcext:value-type="string">
            <text:p>no lldp run</text:p>
          </table:table-cell>
          <table:table-cell office:value-type="string" calcext:value-type="string">
            <text:p>GENERAL AND MORE OCCURENCE ON INTERFACE</text:p>
          </table:table-cell>
          <table:table-cell table:number-columns-repeated="1019"/>
        </table:table-row>
        <table:table-row table:style-name="ro7">
          <table:table-cell/>
          <table:table-cell table:style-name="ce48" table:formula="of:=ROW()-13" office:value-type="float" office:value="130" calcext:value-type="float">
            <text:p>130</text:p>
          </table:table-cell>
          <table:table-cell/>
          <table:table-cell office:value-type="string" calcext:value-type="string">
            <text:p>no lldp receive</text:p>
          </table:table-cell>
          <table:table-cell office:value-type="string" calcext:value-type="string">
            <text:p>GENERAL AND MORE OCCURENCE ON INTERFACE</text:p>
          </table:table-cell>
          <table:table-cell table:number-columns-repeated="2"/>
          <table:table-cell table:formula="of:=[.$B$143]" office:value-type="float" office:value="130" calcext:value-type="float">
            <text:p>130</text:p>
          </table:table-cell>
          <table:table-cell table:number-columns-repeated="1016"/>
        </table:table-row>
        <table:table-row table:style-name="ro7">
          <table:table-cell/>
          <table:table-cell table:style-name="ce48" table:formula="of:=ROW()-13" office:value-type="float" office:value="131" calcext:value-type="float">
            <text:p>131</text:p>
          </table:table-cell>
          <table:table-cell/>
          <table:table-cell office:value-type="string" calcext:value-type="string">
            <text:p>no lldp transmit</text:p>
          </table:table-cell>
          <table:table-cell office:value-type="string" calcext:value-type="string">
            <text:p>GENERAL AND MORE OCCURENCE ON INTERFACE</text:p>
          </table:table-cell>
          <table:table-cell/>
          <table:table-cell table:formula="of:=[.$B$143]" office:value-type="float" office:value="130" calcext:value-type="float">
            <text:p>130</text:p>
          </table:table-cell>
          <table:table-cell table:formula="of:=[.$B$143]" office:value-type="float" office:value="130" calcext:value-type="float">
            <text:p>13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un all treba iba pre default stav ip proxy-arp</text:p>
          </table:table-cell>
          <table:table-cell table:style-name="ce48" table:formula="of:=ROW()-13" office:value-type="float" office:value="132" calcext:value-type="float">
            <text:p>132</text:p>
          </table:table-cell>
          <table:table-cell/>
          <table:table-cell table:style-name="ce9" office:value-type="string" calcext:value-type="string">
            <text:p><text:span text:style-name="T6">interface &lt;interface name&gt; &lt;interface id&gt;</text:span></text:p>
            <text:p> no ip proxy-arp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26">^.*</text:span><text:span text:style-name="T56">no ip proxy-arp.*$</text:span>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3" office:value-type="float" office:value="133" calcext:value-type="float">
            <text:p>133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ip unreachables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no ip unreachables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3" office:value-type="float" office:value="134" calcext:value-type="float">
            <text:p>134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ipv6 unreachables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no ipv6 unreachables.*$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ozno run all a potom hladat opak, lebo niektore IOS to maju defaultne vypnute, teda vtedy netreba run all</text:p>
          </table:table-cell>
          <table:table-cell table:style-name="ce48" table:formula="of:=ROW()-13" office:value-type="float" office:value="135" calcext:value-type="float">
            <text:p>135</text:p>
          </table:table-cell>
          <table:table-cell/>
          <table:table-cell table:style-name="ce28" office:value-type="string" calcext:value-type="string">
            <text:p><text:span text:style-name="T6">interface &lt;interface name&gt; &lt;interface id&gt;</text:span></text:p>
            <text:p><text:span text:style-name="T36"> ip mask-reply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(?:(?&lt;!no ))ip mask-reply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mozno run all a potom hladat opak, lebo niektore IOS to maju defaultne vypnute, teda vtedy netreba run all</text:p>
          </table:table-cell>
          <table:table-cell table:style-name="ce48" table:formula="of:=ROW()-13" office:value-type="float" office:value="136" calcext:value-type="float">
            <text:p>136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1"> ip directed-broadcast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1">^.*(?:(?&lt;!no ))ip directed-broadcast</text:span>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13" office:value-type="float" office:value="137" calcext:value-type="float">
            <text:p>137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1"> ip redirects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1">^.*no ip redirects.*</text:span>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3" office:value-type="float" office:value="138" calcext:value-type="float">
            <text:p>138</text:p>
          </table:table-cell>
          <table:table-cell/>
          <table:table-cell table:style-name="ce20" office:value-type="string" calcext:value-type="string">
            <text:p><text:span text:style-name="T37">ip access-list extended &lt;acl name&gt;</text:span></text:p>
            <text:p><text:span text:style-name="T37"> deny icmp any host 224.0.0.1 echo log-input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access-list .* (.*)$(?:.*\r?\n(?!\!))+?(^ *deny *icmp *any *host *224.0.0.1 * echo *log-input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si nie</text:p>
          </table:table-cell>
          <table:table-cell table:style-name="ce48" table:formula="of:=ROW()-13" office:value-type="float" office:value="139" calcext:value-type="float">
            <text:p>139</text:p>
          </table:table-cell>
          <table:table-cell table:style-name="Default"/>
          <table:table-cell table:style-name="ce30" office:value-type="string" calcext:value-type="string">
            <text:p><text:span text:style-name="T37">ip access-list extended &lt;acl name&gt;</text:span></text:p>
            <text:p><text:span text:style-name="T37"> deny igmp any any host-query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access-list .* (.*)$(?:.*\r?\n(?!\!))+?(^ *deny *igmp *any *any *host-query$)(?:.*\r?\n)*?(?=\!)</text:p>
          </table:table-cell>
          <table:table-cell table:number-columns-repeated="1018"/>
        </table:table-row>
        <table:table-row table:style-name="ro4">
          <table:table-cell/>
          <table:table-cell table:style-name="ce48" table:formula="of:=ROW()-13" office:value-type="float" office:value="140" calcext:value-type="float">
            <text:p>140</text:p>
          </table:table-cell>
          <table:table-cell/>
          <table:table-cell table:style-name="ce20" office:value-type="string" calcext:value-type="string">
            <text:p/>
            <text:p><text:span text:style-name="T37">ipv6 access-list &lt;acl name&gt;</text:span></text:p>
            <text:p><text:span text:style-name="T37"> deny icmp any host ff02::1 echo-request log-input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v6 access-list (.*)$(?:.*\r?\n(?!\!))+?(^ *deny *icmp *any *host *ff02::1 * echo-request *log-input$)(?:.*\r?\n)*?(?=\!)</text:p>
          </table:table-cell>
          <table:table-cell table:number-columns-repeated="1018"/>
        </table:table-row>
        <table:table-row table:style-name="ro11">
          <table:table-cell/>
          <table:table-cell table:style-name="ce48" table:formula="of:=ROW()-13" office:value-type="float" office:value="141" calcext:value-type="float">
            <text:p>141</text:p>
          </table:table-cell>
          <table:table-cell/>
          <table:table-cell office:value-type="string" calcext:value-type="string">
            <text:p/>
            <text:p><text:span text:style-name="T37">ipv6 access-list &lt;acl name&gt;</text:span></text:p>
            <text:p><text:span text:style-name="T37"> deny icmp any host ff02::1 echo-request log-input</text:span></text:p>
            <text:p><text:span text:style-name="T38"> deny </text:span><text:span text:style-name="T39">icmp any any mld-query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v6 access-list (.*)$(?:.*\r?\n(?!\!))+?(^ *deny *icmp *any *any *mld-query$)(?:.*\r?\n)*?(?=\!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UNTING</text:p>
          </table:table-cell>
          <table:table-cell table:number-columns-repeated="1023"/>
        </table:table-row>
        <table:table-row table:style-name="ro3">
          <table:table-cell/>
          <table:table-cell table:formula="of:=ROW()-14" office:value-type="float" office:value="142" calcext:value-type="float">
            <text:p>142</text:p>
          </table:table-cell>
          <table:table-cell/>
          <table:table-cell office:value-type="string" calcext:value-type="string">
            <text:p><text:span text:style-name="T1">&lt;ipv6&gt; router ospf &lt;id&gt;</text:span></text:p>
            <text:p><text:span text:style-name="T12">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ospf (.*)\b.*(?:\r?\n(?!\!|.*\brouter-id\b).*)*\r?\n(?:\!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4" office:value-type="float" office:value="143" calcext:value-type="float">
            <text:p>143</text:p>
          </table:table-cell>
          <table:table-cell/>
          <table:table-cell office:value-type="string" calcext:value-type="string">
            <text:p><text:span text:style-name="T1">&lt;ipv6&gt; router eigrp &lt;id&gt;</text:span></text:p>
            <text:p><text:span text:style-name="T12">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eigrp (.*)\b.*(?:\r?\n(?!\!|.*\brouter-id\b).*)*\r?\n(?:\!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4" office:value-type="float" office:value="144" calcext:value-type="float">
            <text:p>144</text:p>
          </table:table-cell>
          <table:table-cell/>
          <table:table-cell office:value-type="string" calcext:value-type="string">
            <text:p><text:span text:style-name="T1">router bgp &lt;as&gt;</text:span></text:p>
            <text:p><text:span text:style-name="T12">  bgp router-id &lt;ip-address&gt; 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router bgp (.*)\b.*(?:\r?\n(?!\!|.*\bbgp router-id\b).*)*\r?\n(?:\!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i run all sa aj bez prefixu no nachadza v cfg. defaultne je to asi zapnute</text:p>
          </table:table-cell>
          <table:table-cell table:formula="of:=ROW()-14" office:value-type="float" office:value="145" calcext:value-type="float">
            <text:p>145</text:p>
          </table:table-cell>
          <table:table-cell/>
          <table:table-cell table:style-name="ce31" office:value-type="string" calcext:value-type="string">
            <text:p><text:span text:style-name="T1">&lt;ipv6&gt; router ospf &lt;id&gt;</text:span></text:p>
            <text:p> log-adjacency-changes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(ipv6 )?router ospf(.*).*$(?:.*\r?\n(?!\!))+?(^ *log-adjacency-changes)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i run all sa aj bez prefixu no nachadza v cfg. defaultne je to asi zapnute</text:p>
          </table:table-cell>
          <table:table-cell table:formula="of:=ROW()-14" office:value-type="float" office:value="146" calcext:value-type="float">
            <text:p>146</text:p>
          </table:table-cell>
          <table:table-cell/>
          <table:table-cell table:style-name="ce31" office:value-type="string" calcext:value-type="string">
            <text:p><text:span text:style-name="T1">&lt;ipv6&gt; router eigrp &lt;as&gt;</text:span></text:p>
            <text:p> no (eigrp) log-neighbor-changes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(ipv6 )?router eigrp (.*).*$(?:.*\r?\n(?!\!))+?(^ *(no (?:eigrp )?log-neighbor-changes)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i run all sa aj bez prefixu no nachadza v cfg. defaultne je to asi zapnute</text:p>
          </table:table-cell>
          <table:table-cell table:formula="of:=ROW()-14" office:value-type="float" office:value="147" calcext:value-type="float">
            <text:p>147</text:p>
          </table:table-cell>
          <table:table-cell/>
          <table:table-cell table:style-name="ce31" office:value-type="string" calcext:value-type="string">
            <text:p>router bgp &lt;as&gt;</text:p>
            <text:p> (bgp )log-neighbor-changes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router bgp (.*).*$(?:.*\r?\n(?!\!))+?(^ *((?:bgp )?log-neighbor-changes)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un all treba</text:p>
          </table:table-cell>
          <table:table-cell table:formula="of:=ROW()-14" office:value-type="float" office:value="148" calcext:value-type="float">
            <text:p>148</text:p>
          </table:table-cell>
          <table:table-cell/>
          <table:table-cell table:style-name="Default" office:value-type="string" calcext:value-type="string">
            <text:p>router rip</text:p>
            <text:p><text:span text:style-name="T1">  no auto-summary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router rip (.*).*$(?:.*\r?\n(?!\!))+?(^ *(?:(?&lt;!no ))(auto-summary)(.*)$)(?:.*\r?\n)*?(?=\!)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un all treba</text:p>
          </table:table-cell>
          <table:table-cell table:formula="of:=ROW()-14" office:value-type="float" office:value="149" calcext:value-type="float">
            <text:p>149</text:p>
          </table:table-cell>
          <table:table-cell/>
          <table:table-cell office:value-type="string" calcext:value-type="string">
            <text:p>router eigrp &lt;as&gt;</text:p>
            <text:p><text:span text:style-name="T1"> no auto-summary</text:span></text:p>
          </table:table-cell>
          <table:table-cell office:value-type="string" calcext:value-type="string">
            <text:p>MORE OCCURENCE ON ROUTING PROCESS</text:p>
          </table:table-cell>
          <table:table-cell office:value-type="string" calcext:value-type="string">
            <text:p>^.*router eigrp (.*).*$(?:.*\r?\n(?!\!))+?(^ *(?:(?&lt;!no ))(auto-summary)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un all treba</text:p>
          </table:table-cell>
          <table:table-cell table:formula="of:=ROW()-14" office:value-type="float" office:value="150" calcext:value-type="float">
            <text:p>150</text:p>
          </table:table-cell>
          <table:table-cell/>
          <table:table-cell table:style-name="Default" office:value-type="string" calcext:value-type="string">
            <text:p>router bgp &lt;as&gt;</text:p>
            <text:p><text:span text:style-name="T1"> no auto-summary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router bgp (.*).*$(?:.*\r?\n(?!\!))+?(^ *(?:(?&lt;!no ))(auto-summary)(.*)$)(?:.*\r?\n)*?(?=\!)</text:p>
          </table:table-cell>
          <table:table-cell table:number-columns-repeated="1018"/>
        </table:table-row>
        <table:table-row table:style-name="ro3">
          <table:table-cell/>
          <table:table-cell table:formula="of:=ROW()-14" office:value-type="float" office:value="151" calcext:value-type="float">
            <text:p>151</text:p>
          </table:table-cell>
          <table:table-cell/>
          <table:table-cell table:style-name="Default" office:value-type="string" calcext:value-type="string">
            <text:p>router bgp &lt;as&gt;</text:p>
            <text:p> neighbor &lt;ip address&gt; ebgp-multihop &lt;num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router bgp (.*).*$(?:.*\r?\n(?!\!))+?(^ *neighbor (.*) ?(.* )*?(ebgp-multihop) (\d+)$)(?:.*\r?\n)*?(?=\!)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formula="of:=ROW()-14" office:value-type="float" office:value="152" calcext:value-type="float">
            <text:p>152</text:p>
          </table:table-cell>
          <table:table-cell/>
          <table:table-cell office:value-type="string" calcext:value-type="string">
            <text:p><text:span text:style-name="T1">router bgp &lt;as&gt;</text:span></text:p>
            <text:p><text:span text:style-name="T1"> neighbor &lt;ip address&gt; ttl-security hops &lt;num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router bgp (.*).*$(?:.*\r?\n(?!\!))+?(^ *neighbor (.*) ?(.* )*?(ttl-security) hops (\d+)$)(?:.*\r?\n)*?(?=\!)</text:p>
          </table:table-cell>
          <table:table-cell table:number-columns-repeated="1018"/>
        </table:table-row>
        <table:table-row table:style-name="ro1">
          <table:table-cell/>
          <table:table-cell table:formula="of:=ROW()-14" office:value-type="float" office:value="153" calcext:value-type="float">
            <text:p>153</text:p>
          </table:table-cell>
          <table:table-cell/>
          <table:table-cell table:style-name="ce3" office:value-type="string" calcext:value-type="string">
            <text:p>ip source-route</text:p>
          </table:table-cell>
          <table:table-cell office:value-type="string" calcext:value-type="string">
            <text:p>ONCE OCCURENCE</text:p>
          </table:table-cell>
          <table:table-cell table:style-name="ce3" office:value-type="string" calcext:value-type="string">
            <text:p>^.*no ip source-route.*$</text:p>
          </table:table-cell>
          <table:table-cell table:number-columns-repeated="1018"/>
        </table:table-row>
        <table:table-row table:style-name="ro3">
          <table:table-cell/>
          <table:table-cell table:formula="of:=ROW()-14" office:value-type="float" office:value="154" calcext:value-type="float">
            <text:p>154</text:p>
          </table:table-cell>
          <table:table-cell/>
          <table:table-cell table:style-name="Default" office:value-type="string" calcext:value-type="string">
            <text:p>interface &lt;interface name&gt; &lt;interface id&gt;</text:p>
            <text:p> ip verify unicast source reachable-via &lt;any/rx&gt;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ip verify unicast source reachable-via (any|rx)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</text:p>
          </table:table-cell>
          <table:table-cell table:formula="of:=ROW()-14" office:value-type="float" office:value="155" calcext:value-type="float">
            <text:p>155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no service pa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service pad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56" calcext:value-type="float">
            <text:p>156</text:p>
          </table:table-cell>
          <table:table-cell/>
          <table:table-cell office:value-type="string" calcext:value-type="string">
            <text:p>no ip bootp 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bootp server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57" calcext:value-type="float">
            <text:p>157</text:p>
          </table:table-cell>
          <table:table-cell/>
          <table:table-cell office:value-type="string" calcext:value-type="string">
            <text:p>no ip ident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identd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58" calcext:value-type="float">
            <text:p>158</text:p>
          </table:table-cell>
          <table:table-cell/>
          <table:table-cell office:value-type="string" calcext:value-type="string">
            <text:p>no vstack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vstack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59" calcext:value-type="float">
            <text:p>159</text:p>
          </table:table-cell>
          <table:table-cell/>
          <table:table-cell office:value-type="string" calcext:value-type="string">
            <text:p>no ip http 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http server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60" calcext:value-type="float">
            <text:p>160</text:p>
          </table:table-cell>
          <table:table-cell/>
          <table:table-cell office:value-type="string" calcext:value-type="string">
            <text:p>no ip http secure 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http secure server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61" calcext:value-type="float">
            <text:p>161</text:p>
          </table:table-cell>
          <table:table-cell/>
          <table:table-cell office:value-type="string" calcext:value-type="string">
            <text:p>no service tcp-small-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service tcp-small-server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62" calcext:value-type="float">
            <text:p>162</text:p>
          </table:table-cell>
          <table:table-cell/>
          <table:table-cell office:value-type="string" calcext:value-type="string">
            <text:p>no service udp-small-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service udp-small-server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63" calcext:value-type="float">
            <text:p>163</text:p>
          </table:table-cell>
          <table:table-cell/>
          <table:table-cell office:value-type="string" calcext:value-type="string">
            <text:p>no service fing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service finger.*$</text:p>
          </table:table-cell>
          <table:table-cell table:number-columns-repeated="1018"/>
        </table:table-row>
        <table:table-row table:style-name="ro3">
          <table:table-cell/>
          <table:table-cell table:formula="of:=ROW()-15" office:value-type="float" office:value="164" calcext:value-type="float">
            <text:p>164</text:p>
          </table:table-cell>
          <table:table-cell/>
          <table:table-cell office:value-type="string" calcext:value-type="string">
            <text:p>interface &lt;interface name&gt; &lt;interface id&gt; <text:s text:c="3"/>no mop enabled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no mop enabled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65" calcext:value-type="float">
            <text:p>165</text:p>
          </table:table-cell>
          <table:table-cell/>
          <table:table-cell office:value-type="string" calcext:value-type="string">
            <text:p>no ip domain-lookup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domain-lookup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66" calcext:value-type="float">
            <text:p>166</text:p>
          </table:table-cell>
          <table:table-cell/>
          <table:table-cell table:style-name="ce32" office:value-type="string" calcext:value-type="string">
            <text:p><text:span text:style-name="T40">ip flow-export version 9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(?:(?&lt;!no ))ip flow-export version (?=1|5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5" office:value-type="float" office:value="167" calcext:value-type="float">
            <text:p>167</text:p>
          </table:table-cell>
          <table:table-cell/>
          <table:table-cell table:style-name="ce6" office:value-type="string" calcext:value-type="string">
            <text:p><text:span text:style-name="T6">ip flow-export destination &lt;ip address&gt; &lt;port&gt;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(?:(?&lt;!no ))ip flow-export destination (.*) (.*).*$</text:p>
          </table:table-cell>
          <table:table-cell table:number-columns-repeated="1018"/>
        </table:table-row>
        <table:table-row table:style-name="ro3">
          <table:table-cell/>
          <table:table-cell table:formula="of:=ROW()-15" office:value-type="float" office:value="168" calcext:value-type="float">
            <text:p>168</text:p>
          </table:table-cell>
          <table:table-cell/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ip flow &lt;ingress|egress&gt;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(?:(?&lt;!no ))ip flow (ingress|egress).*$</text:p>
          </table:table-cell>
          <table:table-cell table:number-columns-repeated="1018"/>
        </table:table-row>
        <table:table-row table:style-name="ro7">
          <table:table-cell/>
          <table:table-cell table:formula="of:=ROW()-15" office:value-type="float" office:value="169" calcext:value-type="float">
            <text:p>169</text:p>
          </table:table-cell>
          <table:table-cell/>
          <table:table-cell table:style-name="ce33" office:value-type="string" calcext:value-type="string">
            <text:p><text:span text:style-name="T41">monitor session &lt;session id&gt; &lt;source|destination&gt; </text:span><text:span text:style-name="T42">&lt;interface name&gt; &lt;interface id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(?:(?&lt;!no ))monitor session (\d+) (source|destination) ((interface (.*) (.*))|remote vlan (\d+)).*$</text:p>
          </table:table-cell>
          <table:table-cell table:number-columns-repeated="1018"/>
        </table:table-row>
        <table:table-row table:style-name="ro3">
          <table:table-cell/>
          <table:table-cell table:formula="of:=ROW()-15" office:value-type="float" office:value="170" calcext:value-type="float">
            <text:p>170</text:p>
          </table:table-cell>
          <table:table-cell/>
          <table:table-cell table:style-name="ce9" office:value-type="string" calcext:value-type="string">
            <text:p><text:span text:style-name="T43">interface loopback &lt;id&gt;</text:span></text:p>
            <text:p><text:span text:style-name="T43">ip address &lt;ip paddress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Loopback(\d+).*$(?:.*\r?\n(?!\!))+?(^ *ip address (.*)$)(?:.*\r?\n)*?(?=\!)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71" calcext:value-type="float">
            <text:p>171</text:p>
          </table:table-cell>
          <table:table-cell/>
          <table:table-cell office:value-type="string" calcext:value-type="string">
            <text:p>exception memory ignore overflow io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exception memory ignore overflow io.*$</text:p>
          </table:table-cell>
          <table:table-cell table:number-columns-repeated="1018"/>
        </table:table-row>
        <table:table-row table:style-name="ro3">
          <table:table-cell/>
          <table:table-cell table:formula="of:=ROW()-15" office:value-type="float" office:value="172" calcext:value-type="float">
            <text:p>172</text:p>
          </table:table-cell>
          <table:table-cell/>
          <table:table-cell table:style-name="ce34" office:value-type="string" calcext:value-type="string">
            <text:p>exception memory ignore overflow processor</text:p>
          </table:table-cell>
          <table:table-cell office:value-type="string" calcext:value-type="string">
            <text:p>ONCE OCCURENCE</text:p>
          </table:table-cell>
          <table:table-cell table:style-name="ce34" office:value-type="string" calcext:value-type="string">
            <text:p><text:span text:style-name="T1">^.*</text:span>exception memory ignore overflow processor.*$</text:p>
          </table:table-cell>
          <table:table-cell table:number-columns-repeated="1018"/>
        </table:table-row>
        <table:table-row table:style-name="ro3">
          <table:table-cell/>
          <table:table-cell table:formula="of:=ROW()-15" office:value-type="float" office:value="173" calcext:value-type="float">
            <text:p>173</text:p>
          </table:table-cell>
          <table:table-cell/>
          <table:table-cell table:style-name="ce9" office:value-type="string" calcext:value-type="string">
            <text:p>copy startup-config scp://&lt;username&gt;@&lt;ip address&gt;/backup</text:p>
          </table:table-cell>
          <table:table-cell office:value-type="string" calcext:value-type="string">
            <text:p>MORE OCCURENCE INDEPENDENT</text:p>
          </table:table-cell>
          <table:table-cell table:style-name="ce9" office:value-type="string" calcext:value-type="string">
            <text:p>^.*copy .* (scp|sftp)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74" calcext:value-type="float">
            <text:p>174</text:p>
          </table:table-cell>
          <table:table-cell/>
          <table:table-cell table:style-name="ce9" office:value-type="string" calcext:value-type="string">
            <text:p>ip scp server enable</text:p>
          </table:table-cell>
          <table:table-cell office:value-type="string" calcext:value-type="string">
            <text:p>ONCE OCCURENCE</text:p>
          </table:table-cell>
          <table:table-cell table:style-name="ce9" office:value-type="string" calcext:value-type="string">
            <text:p>^.*ip scp server enable.*$</text:p>
          </table:table-cell>
          <table:table-cell table:number-columns-repeated="1018"/>
        </table:table-row>
        <table:table-row table:style-name="ro3">
          <table:table-cell/>
          <table:table-cell table:formula="of:=ROW()-15" office:value-type="float" office:value="175" calcext:value-type="float">
            <text:p>175</text:p>
          </table:table-cell>
          <table:table-cell/>
          <table:table-cell table:style-name="ce9" office:value-type="string" calcext:value-type="string">
            <text:p>copy startup-config tftp://&lt;username&gt;@&lt;ip address&gt;/backup</text:p>
          </table:table-cell>
          <table:table-cell office:value-type="string" calcext:value-type="string">
            <text:p>MORE OCCURENCE INDEPENDENT</text:p>
          </table:table-cell>
          <table:table-cell table:style-name="ce9" office:value-type="string" calcext:value-type="string">
            <text:p>^.*copy .* (tftp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formula="of:=ROW()-15" office:value-type="float" office:value="176" calcext:value-type="float">
            <text:p>176</text:p>
          </table:table-cell>
          <table:table-cell/>
          <table:table-cell office:value-type="string" calcext:value-type="string">
            <text:p>secure boot config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secure boot config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77" calcext:value-type="float">
            <text:p>177</text:p>
          </table:table-cell>
          <table:table-cell/>
          <table:table-cell table:style-name="ce24" office:value-type="string" calcext:value-type="string">
            <text:p>service tcp-keepalives-in</text:p>
          </table:table-cell>
          <table:table-cell office:value-type="string" calcext:value-type="string">
            <text:p>ONCE OCCURENCE</text:p>
          </table:table-cell>
          <table:table-cell table:style-name="ce24" office:value-type="string" calcext:value-type="string">
            <text:p>^.*service tcp-keepalives-in.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78" calcext:value-type="float">
            <text:p>178</text:p>
          </table:table-cell>
          <table:table-cell/>
          <table:table-cell table:style-name="ce24" office:value-type="string" calcext:value-type="string">
            <text:p>service tcp-keepalives-out</text:p>
          </table:table-cell>
          <table:table-cell office:value-type="string" calcext:value-type="string">
            <text:p>ONCE OCCURENCE</text:p>
          </table:table-cell>
          <table:table-cell table:style-name="ce24" office:value-type="string" calcext:value-type="string">
            <text:p>^.*service tcp-keepalives-out*$</text:p>
          </table:table-cell>
          <table:table-cell table:number-columns-repeated="1018"/>
        </table:table-row>
        <table:table-row table:style-name="ro1">
          <table:table-cell/>
          <table:table-cell table:formula="of:=ROW()-15" office:value-type="float" office:value="179" calcext:value-type="float">
            <text:p>179</text:p>
          </table:table-cell>
          <table:table-cell/>
          <table:table-cell office:value-type="string" calcext:value-type="string">
            <text:p>service password-encryption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service password-encryption.*$</text:p>
          </table:table-cell>
          <table:table-cell table:number-columns-repeated="1018"/>
        </table:table-row>
        <table:table-row table:style-name="ro3">
          <table:table-cell/>
          <table:table-cell table:formula="of:=ROW()-15" office:value-type="float" office:value="180" calcext:value-type="float">
            <text:p>180</text:p>
          </table:table-cell>
          <table:table-cell/>
          <table:table-cell table:style-name="ce35" office:value-type="string" calcext:value-type="string">
            <text:p><text:span text:style-name="T32">interface &lt;interface name&gt; &lt;interface id&gt;</text:span></text:p>
            <text:p><text:span text:style-name="T32"> vrrp &lt;group id&gt; ip &lt;ip  address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(.*).*$(?:.*\r?\n(?!\!))+?(^ *vrrp (\d+) ip (.*)$)(?:.*\r?\n)*?(?=\!)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formula="of:=ROW()-15" office:value-type="float" office:value="181" calcext:value-type="float">
            <text:p>181</text:p>
          </table:table-cell>
          <table:table-cell/>
          <table:table-cell table:style-name="ce28" office:value-type="string" calcext:value-type="string">
            <text:p><text:span text:style-name="T6">fhrp version vrrp 3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44">^.*(?:(?&lt;!no ))</text:span><text:span text:style-name="T45">fhrp version vrrp 3.*$</text:span></text:p>
          </table:table-cell>
          <table:table-cell table:formula="of:=[.$B$196]" office:value-type="float" office:value="181" calcext:value-type="float">
            <text:p>181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182" calcext:value-type="float">
            <text:p>182</text:p>
          </table:table-cell>
          <table:table-cell/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vrrp &lt;group id&gt; authentication md5 key-string &lt;key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vrrp (\d+) </text:span><text:span text:style-name="T45">authentication md5 key-string (.*)</text:span>$)(?:.*\r?\n)*?(?=\!)</text:p>
          </table:table-cell>
          <table:table-cell table:formula="of:=[.$B$196]" office:value-type="float" office:value="181" calcext:value-type="float">
            <text:p>181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183" calcext:value-type="float">
            <text:p>183</text:p>
          </table:table-cell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vrrp &lt;group id&gt; authentication md5 key-string &lt;key&gt;</text:span></text:p>
          </table:table-cell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vrrp &lt;group id&gt; authentication md5 key-chain &lt;key chain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vrrp (\d+) </text:span><text:span text:style-name="T45">authentication md5 key-chain (.*)</text:span>$)(?:.*\r?\n)*?(?=\!)</text:p>
          </table:table-cell>
          <table:table-cell table:formula="of:=[.$B$196]" office:value-type="float" office:value="181" calcext:value-type="float">
            <text:p>181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184" calcext:value-type="float">
            <text:p>184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vrrp &lt;group id&gt; authentication text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vrrp (\d+) </text:span><text:span text:style-name="T45">authentication text (.*)</text:span>$)(?:.*\r?\n)*?(?=\!)</text:p>
          </table:table-cell>
          <table:table-cell table:formula="of:=[.$B$196]" office:value-type="float" office:value="181" calcext:value-type="float">
            <text:p>18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5" office:value-type="float" office:value="185" calcext:value-type="float">
            <text:p>185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vrrp &lt;group id&gt; authentication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vrrp (\d+) </text:span><text:span text:style-name="T45">authentication (?:(?!md5|text))(.*)</text:span>$)(?:.*\r?\n)*?(?=\!)</text:p>
          </table:table-cell>
          <table:table-cell table:formula="of:=[.$B$196]" office:value-type="float" office:value="181" calcext:value-type="float">
            <text:p>18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5" office:value-type="float" office:value="186" calcext:value-type="float">
            <text:p>186</text:p>
          </table:table-cell>
          <table:table-cell/>
          <table:table-cell table:style-name="ce35" office:value-type="string" calcext:value-type="string">
            <text:p><text:span text:style-name="T32">track &lt;value&gt; interface &lt;interface name&gt; &lt;interface id&gt; line-protocol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track (\d+) .*$</text:p>
          </table:table-cell>
          <table:table-cell table:formula="of:=[.$B$196]" office:value-type="float" office:value="181" calcext:value-type="float">
            <text:p>181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187" calcext:value-type="float">
            <text:p>187</text:p>
          </table:table-cell>
          <table:table-cell/>
          <table:table-cell office:value-type="string" calcext:value-type="string">
            <text:p><text:span text:style-name="T44">interface &lt;interface name&gt; &lt;interface id&gt;   </text:span><text:span text:style-name="T45"> vrrp &lt;group id&gt; track &lt;value&gt; decrement &lt;value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(.*).*$(?:.*\r?\n(?!\!))+?(^ *vrrp (\d+) track (\d+) .*$)(?:.*\r?\n)*?(?=\!)</text:p>
          </table:table-cell>
          <table:table-cell table:formula="of:=[.$B$202]" office:value-type="float" office:value="187" calcext:value-type="float">
            <text:p>187</text:p>
          </table:table-cell>
          <table:table-cell table:number-columns-repeated="1017"/>
        </table:table-row>
        <table:table-row table:style-name="ro3">
          <table:table-cell/>
          <table:table-cell table:formula="of:=ROW()-15" office:value-type="float" office:value="188" calcext:value-type="float">
            <text:p>188</text:p>
          </table:table-cell>
          <table:table-cell table:style-name="ce7"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standby &lt;group id&gt; ip &lt;ip address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(.*).*$(?:.*\r?\n(?!\!))+?(^ *standby (\d+) ip (.*)$)(?:.*\r?\n)*?(?=\!)</text:p>
          </table:table-cell>
          <table:table-cell/>
          <table:table-cell table:formula="of:=[.$B$196]" office:value-type="float" office:value="181" calcext:value-type="float">
            <text:p>181</text:p>
          </table:table-cell>
          <table:table-cell table:number-columns-repeated="1016"/>
        </table:table-row>
        <table:table-row table:style-name="ro3">
          <table:table-cell/>
          <table:table-cell table:formula="of:=ROW()-15" office:value-type="float" office:value="189" calcext:value-type="float">
            <text:p>189</text:p>
          </table:table-cell>
          <table:table-cell/>
          <table:table-cell table:style-name="ce14" office:value-type="string" calcext:value-type="string">
            <text:p><text:span text:style-name="T7">interface &lt;interface name&gt; &lt;interface id&gt;</text:span></text:p>
            <text:p><text:span text:style-name="T7"> standby &lt;group id&gt; preempt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1">^.*interface (.*).*$(?:.*\r?\n(?!\!))+?(^ *standby (\d+) preempt.*</text:span>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 table:number-columns-repeated="1017"/>
        </table:table-row>
        <table:table-row table:style-name="ro3">
          <table:table-cell/>
          <table:table-cell table:formula="of:=ROW()-15" office:value-type="float" office:value="190" calcext:value-type="float">
            <text:p>190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standby version 2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1">^.*interface (.*).*$(?:.*\r?\n(?!\!))+?(^ *standby version 2.*</text:span>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191" calcext:value-type="float">
            <text:p>191</text:p>
          </table:table-cell>
          <table:table-cell/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standby &lt;group id&gt; authentication md5 key-string &lt;key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standby (\d+) </text:span><text:span text:style-name="T45">authentication md5 key-string (.*)</text:span>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192" calcext:value-type="float">
            <text:p>192</text:p>
          </table:table-cell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standby &lt;group id&gt; authentication md5 key-string &lt;key&gt;</text:span></text:p>
          </table:table-cell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standby &lt;group id&gt; authentication md5 key-chain &lt;key chain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standby (\d+) </text:span><text:span text:style-name="T45">authentication md5 key-chain (.*)</text:span>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193" calcext:value-type="float">
            <text:p>193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46"> standby </text:span><text:span text:style-name="T47">&lt;group id&gt; authentication text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standby (\d+) </text:span><text:span text:style-name="T45">authentication text (.*)</text:span>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formula="of:=ROW()-15" office:value-type="float" office:value="194" calcext:value-type="float">
            <text:p>194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46"> standby</text:span><text:span text:style-name="T47"> &lt;group id&gt; authentication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standby (\d+) </text:span><text:span text:style-name="T45">authentication (?:(?!md5|text))(.*)</text:span>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5" office:value-type="float" office:value="195" calcext:value-type="float">
            <text:p>195</text:p>
          </table:table-cell>
          <table:table-cell/>
          <table:table-cell table:style-name="ce14" office:value-type="string" calcext:value-type="string">
            <text:p><text:span text:style-name="T7">track &lt;id&gt;  interface &lt;interface name&gt; &lt;interface id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track (\d+) .*$</text:p>
          </table:table-cell>
          <table:table-cell table:formula="of:=[.$B$204]" office:value-type="float" office:value="189" calcext:value-type="float">
            <text:p>189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196" calcext:value-type="float">
            <text:p>196</text:p>
          </table:table-cell>
          <table:table-cell/>
          <table:table-cell office:value-type="string" calcext:value-type="string">
            <text:p><text:span text:style-name="T44">interface &lt;interface name&gt; &lt;interface id&gt;   </text:span><text:span text:style-name="T45"> standby &lt;group id&gt; track &lt;id&gt; decrement &lt;value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1">^.*interface (.*).*$(?:.*\r?\n(?!\!))+?(^ *standby</text:span> (\d+) track (\d+) .*$)(?:.*\r?\n)*?(?=\!)</text:p>
          </table:table-cell>
          <table:table-cell table:formula="of:=[.$B$211]" office:value-type="float" office:value="196" calcext:value-type="float">
            <text:p>196</text:p>
          </table:table-cell>
          <table:table-cell table:number-columns-repeated="1017"/>
        </table:table-row>
        <table:table-row table:style-name="ro3">
          <table:table-cell/>
          <table:table-cell table:formula="of:=ROW()-15" office:value-type="float" office:value="197" calcext:value-type="float">
            <text:p>197</text:p>
          </table:table-cell>
          <table:table-cell/>
          <table:table-cell table:style-name="ce35" office:value-type="string" calcext:value-type="string">
            <text:p><text:span text:style-name="T32">interface &lt;interface name&gt; &lt;interface id&gt;</text:span></text:p>
            <text:p><text:span text:style-name="T32"> glbp &lt;group id&gt; ip &lt;ip  address&gt;</text:span></text:p>
          </table:table-cell>
          <table:table-cell/>
          <table:table-cell office:value-type="string" calcext:value-type="string">
            <text:p>^.*interface (.*).*$(?:.*\r?\n(?!\!))+?(^ *glbp (\d+) ip (.*)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 table:number-columns-repeated="1017"/>
        </table:table-row>
        <table:table-row table:style-name="ro3">
          <table:table-cell/>
          <table:table-cell table:formula="of:=ROW()-15" office:value-type="float" office:value="198" calcext:value-type="float">
            <text:p>198</text:p>
          </table:table-cell>
          <table:table-cell/>
          <table:table-cell table:style-name="ce35" office:value-type="string" calcext:value-type="string">
            <text:p><text:span text:style-name="T32">interface &lt;interface name&gt; &lt;interface id&gt;</text:span></text:p>
            <text:p><text:span text:style-name="T6"> glbp &lt;group id&gt; preempt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(.*).*$(?:.*\r?\n(?!\!))+?(^ *glbp (\d+) preempt.*$)(?:.*\r?\n)*?(?=\!)</text:p>
          </table:table-cell>
          <table:table-cell table:formula="of:=[.$B$213]" office:value-type="float" office:value="198" calcext:value-type="float">
            <text:p>198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199" calcext:value-type="float">
            <text:p>199</text:p>
          </table:table-cell>
          <table:table-cell/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glbp &lt;group id&gt; authentication md5 key-string &lt;key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glbp (\d+) </text:span><text:span text:style-name="T45">authentication md5 key-string (.*)</text:span>$)(?:.*\r?\n)*?(?=\!)</text:p>
          </table:table-cell>
          <table:table-cell table:formula="of:=[.$B$213]" office:value-type="float" office:value="198" calcext:value-type="float">
            <text:p>198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200" calcext:value-type="float">
            <text:p>200</text:p>
          </table:table-cell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glbp &lt;group id&gt; authentication md5 key-string &lt;key&gt;</text:span></text:p>
          </table:table-cell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glbp &lt;group id&gt; authentication md5 key-chain &lt;key chain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glbp (\d+) </text:span><text:span text:style-name="T45">authentication md5 key-chain (.*)</text:span>$)(?:.*\r?\n)*?(?=\!)</text:p>
          </table:table-cell>
          <table:table-cell table:formula="of:=[.$B$213]" office:value-type="float" office:value="198" calcext:value-type="float">
            <text:p>198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201" calcext:value-type="float">
            <text:p>201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46"> glbp </text:span><text:span text:style-name="T47">&lt;group id&gt; authentication text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glbp (\d+) </text:span><text:span text:style-name="T45">authentication text (.*)</text:span>$)(?:.*\r?\n)*?(?=\!)</text:p>
          </table:table-cell>
          <table:table-cell table:formula="of:=[.$B$213]" office:value-type="float" office:value="198" calcext:value-type="float">
            <text:p>198</text:p>
          </table:table-cell>
          <table:table-cell table:number-columns-repeated="1017"/>
        </table:table-row>
        <table:table-row table:style-name="ro7">
          <table:table-cell/>
          <table:table-cell table:formula="of:=ROW()-15" office:value-type="float" office:value="202" calcext:value-type="float">
            <text:p>202</text:p>
          </table:table-cell>
          <table:table-cell/>
          <table:table-cell table:style-name="ce36" office:value-type="string" calcext:value-type="string">
            <text:p/>
            <text:p><text:span text:style-name="T6">track &lt;value&gt; interface &lt;interface name&gt; &lt;interface id&gt; line-protocol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track (\d+) .*$</text:p>
          </table:table-cell>
          <table:table-cell table:formula="of:=[.$B$213]" office:value-type="float" office:value="198" calcext:value-type="float">
            <text:p>198</text:p>
          </table:table-cell>
          <table:table-cell table:number-columns-repeated="1017"/>
        </table:table-row>
        <table:table-row table:style-name="ro4">
          <table:table-cell/>
          <table:table-cell table:formula="of:=ROW()-15" office:value-type="float" office:value="203" calcext:value-type="float">
            <text:p>203</text:p>
          </table:table-cell>
          <table:table-cell/>
          <table:table-cell table:style-name="ce37" office:value-type="string" calcext:value-type="string">
            <text:p><text:span text:style-name="T6">&lt;interface id&gt; line-protocol interface &lt;interface name&gt; &lt;interface id&gt;</text:span></text:p>
            <text:p><text:span text:style-name="T6"> glbp &lt;group id&gt; weighting &lt;value&gt; lower &lt;value&gt; upper &lt;value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glbp (\d+) weighting</text:span><text:span text:style-name="T45">.*</text:span>$)(?:.*\r?\n)*?(?=\!)</text:p>
          </table:table-cell>
          <table:table-cell table:formula="of:=[.$B$218]" office:value-type="float" office:value="203" calcext:value-type="float">
            <text:p>203</text:p>
          </table:table-cell>
          <table:table-cell table:number-columns-repeated="1017"/>
        </table:table-row>
        <table:table-row table:style-name="ro3">
          <table:table-cell/>
          <table:table-cell table:formula="of:=ROW()-15" office:value-type="float" office:value="204" calcext:value-type="float">
            <text:p>204</text:p>
          </table:table-cell>
          <table:table-cell/>
          <table:table-cell table:style-name="ce38" office:value-type="string" calcext:value-type="string">
            <text:p><text:span text:style-name="T6">&lt;interface id&gt; line-protocol interface &lt;interface name&gt; &lt;interface id&gt;</text:span></text:p>
            <text:p><text:span text:style-name="T32"> glbp &lt;group id&gt; weighting track &lt;value&gt; decrement &lt;value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4">^.*interface (.*).*$(?:.*\r?\n(?!\!))+?(^ *glbp (\d+) track (.</text:span><text:span text:style-name="T45">*)</text:span>$)(?:.*\r?\n)*?(?=\!)</text:p>
          </table:table-cell>
          <table:table-cell table:formula="of:=[.$B$218]" office:value-type="float" office:value="203" calcext:value-type="float">
            <text:p>2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ILTERING</text:p>
          </table:table-cell>
          <table:table-cell table:formula="of:=ROW()-15" office:value-type="float" office:value="205" calcext:value-type="float">
            <text:p>205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<text:a xlink:href="https://superuser.com/questions/1053845/what-are-the-valid-public-ip-address-ranges" xlink:type="simple">https://superuser.com/questions/1053845/what-are-the-valid-public-ip-address-ranges</text:a></text:p>
            <text:p><text:a xlink:href="https://tools.ietf.org/html/rfc1918" xlink:type="simple">https://tools.ietf.org/html/rfc1918</text:a></text:p>
            <text:p><text:a xlink:href="https://tools.ietf.org/html/rfc8190" xlink:type="simple">https://tools.ietf.org/html/rfc8190</text:a></text:p>
            <text:p><text:a xlink:href="https://tools.ietf.org/html/rfc3330" xlink:type="simple">https://tools.ietf.org/html/rfc3330</text:a></text:p>
            <text:p><text:a xlink:href="http://www.team-cymru.org/Services/Bogons/fullbogons-ipv4.txt" xlink:type="simple">http://www.team-cymru.org/Services/Bogons/fullbogons-ipv4.txt</text:a></text:p>
            <text:p>plus limited broadcast, multicast,  E class</text:p>
            <text:p/>
          </table:table-cell>
          <table:table-cell table:number-columns-repeated="4"/>
          <table:table-cell office:value-type="string" calcext:value-type="string">
            <text:p>^.*ip access-list (.*) (.*)$(?:.*\r?\n(?!\!))+?(^ *deny +(ip )?10.0.0.0 0.255.255.255( any)?$)(?:.*\r?\n)*?(?:.*\r?\n(?!\!))+?(^ *deny +(ip )?172.16.0.0 0.15.255.255( any)?$)(?:.*\r?\n)*?(?:.*\r?\n(?!\!))+?(^ *deny +(ip )?192.168.0.0 0.0.255.255( any)?$)(?:.*\r?\n)*?(?:.*\r?\n(?!\!))+?(^ *deny +(ip )?169.254.0.0 0.0.255.255( any)?$)(?:.*\r?\n)*?(?=\!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numbered acl</text:p>
            <text:p>mozno aj cez object group <text:a xlink:href="https://community.cisco.com/t5/routing/acl-allowing-internet-but-blocking-rfc-addresses/td-p/2718437" xlink:type="simple">https://community.cisco.com/t5/routing/acl-allowing-internet-but-blocking-rfc-addresses/td-p/2718437</text:a></text:p>
          </table:table-cell>
          <table:table-cell table:formula="of:=ROW()-16" office:value-type="float" office:value="206" calcext:value-type="float">
            <text:p>206</text:p>
          </table:table-cell>
          <table:table-cell table:number-columns-repeated="3"/>
          <table:table-cell office:value-type="string" calcext:value-type="string">
            <text:p>(?=\!)(?:.*\r?\n(?!\!))*?(^access-list \d+ deny +(ip )?10.0.0.0 0.255.255.255( any)?$)(?:.*\r?\n)*?(?:.*\r?\n(?!\!))+?(^access-list \d+ deny +(ip )?172.16.0.0 0.15.255.255( any)?$)(?:.*\r?\n)*?(?:.*\r?\n(?!\!))+?(^access-list \d+ deny +(ip )?192.168.0.0 0.0.255.255( any)?$)(?:.*\r?\n)*?(?:.*\r?\n(?!\!))+?(^access-list \d+ deny +(ip )?169.254.0.0 0.0.255.255( any)?$)(?:.*\r?\n)*?(?=\!)</text:p>
          </table:table-cell>
          <table:table-cell table:number-columns-repeated="1018"/>
        </table:table-row>
        <table:table-row table:style-name="ro7">
          <table:table-cell/>
          <table:table-cell table:formula="of:=ROW()-16" office:value-type="float" office:value="207" calcext:value-type="float">
            <text:p>207</text:p>
          </table:table-cell>
          <table:table-cell/>
          <table:table-cell table:style-name="ce3" office:value-type="string" calcext:value-type="string">
            <text:p><text:span text:style-name="T1">ipv6 access-list &lt;acl name&gt;</text:span></text:p>
            <text:p><text:span text:style-name="T1"> deny any any undetermined-transport log-input</text:span></text:p>
          </table:table-cell>
          <table:table-cell/>
          <table:table-cell office:value-type="string" calcext:value-type="string">
            <text:p>^.*ipv6 access-list (.*).*$(?:.*\r?\n(?!\!))+?(^ *deny (ipv6 )?any any.*undetermined-transport.*$)(?:.*\r?\n)*?(?=\!)</text:p>
          </table:table-cell>
          <table:table-cell table:number-columns-repeated="1018"/>
        </table:table-row>
        <table:table-row table:style-name="ro1">
          <table:table-cell/>
          <table:table-cell table:formula="of:=ROW()-16" office:value-type="float" office:value="208" calcext:value-type="float">
            <text:p>208</text:p>
          </table:table-cell>
          <table:table-cell/>
          <table:table-cell table:style-name="ce39" office:value-type="string" calcext:value-type="string">
            <text:p>ip options drop</text:p>
          </table:table-cell>
          <table:table-cell/>
          <table:table-cell office:value-type="string" calcext:value-type="string">
            <text:p><text:span text:style-name="T62">^.*</text:span><text:span text:style-name="T63">ip options drop.*$</text:span></text:p>
          </table:table-cell>
          <table:table-cell table:number-columns-repeated="1018"/>
        </table:table-row>
        <table:table-row table:style-name="ro1">
          <table:table-cell/>
          <table:table-cell table:formula="of:=ROW()-16" office:value-type="float" office:value="209" calcext:value-type="float">
            <text:p>209</text:p>
          </table:table-cell>
          <table:table-cell table:number-columns-repeated="1022"/>
        </table:table-row>
        <table:table-row table:style-name="ro1">
          <table:table-cell/>
          <table:table-cell table:formula="of:=ROW()-16" office:value-type="float" office:value="210" calcext:value-type="float">
            <text:p>210</text:p>
          </table:table-cell>
          <table:table-cell table:number-columns-repeated="1022"/>
        </table:table-row>
        <table:table-row table:style-name="ro1">
          <table:table-cell/>
          <table:table-cell table:formula="of:=ROW()-16" office:value-type="float" office:value="211" calcext:value-type="float">
            <text:p>211</text:p>
          </table:table-cell>
          <table:table-cell table:number-columns-repeated="1022"/>
        </table:table-row>
        <table:table-row table:style-name="ro1">
          <table:table-cell/>
          <table:table-cell table:formula="of:=ROW()-16" office:value-type="float" office:value="212" calcext:value-type="float">
            <text:p>212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/>
          <table:table-cell table:formula="of:=ROW()-16" office:value-type="float" office:value="213" calcext:value-type="float">
            <text:p>2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RST HOP SECURITY</text:p>
          </table:table-cell>
          <table:table-cell table:formula="of:=ROW()-16" office:value-type="float" office:value="214" calcext:value-type="float">
            <text:p>214</text:p>
          </table:table-cell>
          <table:table-cell/>
          <table:table-cell table:style-name="ce11"/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witchport port-security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switchport port-security.*$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15" calcext:value-type="float">
            <text:p>215</text:p>
          </table:table-cell>
          <table:table-cell/>
          <table:table-cell table:style-name="ce40" office:value-type="string" calcext:value-type="string">
            <text:p><text:span text:style-name="T48">switchport port-security maximum 1</text:span></text:p>
          </table:table-cell>
          <table:table-cell office:value-type="string" calcext:value-type="string">
            <text:p>MORE OCCURENCE ON INTERFACE</text:p>
          </table:table-cell>
          <table:table-cell table:style-name="ce40" office:value-type="string" calcext:value-type="string">
            <text:p>^.*switchport port-security maximum (?!\b1\b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efaultne pri zapnutej port securite aj shutdown</text:p>
          </table:table-cell>
          <table:table-cell table:formula="of:=ROW()-17" office:value-type="float" office:value="216" calcext:value-type="float">
            <text:p>216</text:p>
          </table:table-cell>
          <table:table-cell/>
          <table:table-cell table:style-name="ce40" office:value-type="string" calcext:value-type="string">
            <text:p><text:span text:style-name="T48">switchport port-security violation protect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26">^.*</text:span><text:span text:style-name="T64">switchport port-security violation protect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formula="of:=ROW()-17" office:value-type="float" office:value="217" calcext:value-type="float">
            <text:p>217</text:p>
          </table:table-cell>
          <table:table-cell/>
          <table:table-cell table:style-name="ce34" office:value-type="string" calcext:value-type="string">
            <text:p>dot1x system-auth-control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65">^.*</text:span><text:span text:style-name="T66">dot1x system-auth-control.*$</text:span></text:p>
          </table:table-cell>
          <table:table-cell table:number-columns-repeated="1018"/>
        </table:table-row>
        <table:table-row table:style-name="ro1">
          <table:table-cell/>
          <table:table-cell table:formula="of:=ROW()-17" office:value-type="float" office:value="218" calcext:value-type="float">
            <text:p>218</text:p>
          </table:table-cell>
          <table:table-cell/>
          <table:table-cell table:style-name="ce34" office:value-type="string" calcext:value-type="string">
            <text:p>identity profile default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65">^.*</text:span><text:span text:style-name="T66">identity profile default.*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19" calcext:value-type="float">
            <text:p>219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 access-session port-control auto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44">^.*</text:span><text:span text:style-name="T45">access-session port-control auto.*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20" calcext:value-type="float">
            <text:p>220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 access-session port-control auto</text:span>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authentication port-control auto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44">^.*</text:span><text:span text:style-name="T45">authentication port-control auto.*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21" calcext:value-type="float">
            <text:p>221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authentication port-control auto</text:span>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dot1x port-control auto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44">^.*</text:span><text:span text:style-name="T45">dot1x port-control auto.*$</text:span></text:p>
          </table:table-cell>
          <table:table-cell table:number-columns-repeated="1018"/>
        </table:table-row>
        <table:table-row table:style-name="ro7">
          <table:table-cell/>
          <table:table-cell table:formula="of:=ROW()-17" office:value-type="float" office:value="222" calcext:value-type="float">
            <text:p>222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8">  access-session </text:span><text:span text:style-name="T9">port-control force-authorized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67">^.*</text:span><text:span text:style-name="T68">access-session </text:span><text:span text:style-name="T69">port-control force-authorized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formula="of:=ROW()-17" office:value-type="float" office:value="223" calcext:value-type="float">
            <text:p>223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8">  access-session </text:span><text:span text:style-name="T9">port-control force-authorized</text:span>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authentication port-control force-authorized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67">^.*authentication</text:span><text:span text:style-name="T68"> </text:span><text:span text:style-name="T69">port-control force-authorized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7" office:value-type="float" office:value="224" calcext:value-type="float">
            <text:p>224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authentication port-control force-authorized</text:span>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8">  dot1x port-control </text:span><text:span text:style-name="T9">force-authorized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67">^.*dot1x</text:span><text:span text:style-name="T68"> </text:span><text:span text:style-name="T69">port-control force-authorized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formula="of:=ROW()-17" office:value-type="float" office:value="225" calcext:value-type="float">
            <text:p>225</text:p>
          </table:table-cell>
          <table:table-cell/>
          <table:table-cell table:style-name="ce6" office:value-type="string" calcext:value-type="string">
            <text:p><text:span text:style-name="T6">dot1x pae &lt;authenticator|supplicant&gt;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44">^.*</text:span><text:span text:style-name="T45"> dot1x pae (authenticator|supplicant).*$</text:span></text:p>
          </table:table-cell>
          <table:table-cell table:number-columns-repeated="1018"/>
        </table:table-row>
        <table:table-row table:style-name="ro1">
          <table:table-cell/>
          <table:table-cell table:formula="of:=ROW()-17" office:value-type="float" office:value="226" calcext:value-type="float">
            <text:p>226</text:p>
          </table:table-cell>
          <table:table-cell table:style-name="ce3"/>
          <table:table-cell table:style-name="ce9" office:value-type="string" calcext:value-type="string">
            <text:p>ip dhcp snooping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(?:(?&lt;!no ))</text:span><text:span text:style-name="T56">ip dhcp snooping$</text:span></text:p>
          </table:table-cell>
          <table:table-cell table:number-columns-repeated="1018"/>
        </table:table-row>
        <table:table-row table:style-name="ro1">
          <table:table-cell/>
          <table:table-cell table:formula="of:=ROW()-17" office:value-type="float" office:value="227" calcext:value-type="float">
            <text:p>227</text:p>
          </table:table-cell>
          <table:table-cell/>
          <table:table-cell table:style-name="ce3" office:value-type="string" calcext:value-type="string">
            <text:p>ip dhcp snooping vlan &lt;vlan-id&gt; 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(?:(?&lt;!no ))</text:span><text:span text:style-name="T56">ip dhcp snooping  vlan .*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28" calcext:value-type="float">
            <text:p>228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3"> ip dhcp snooping trust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26">^.*(?:(?&lt;!no ))</text:span><text:span text:style-name="T56">ip dhcp snooping trust.*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29" calcext:value-type="float">
            <text:p>229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49"> ip dhcp snooping limit rate &lt;num&gt;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26">^.*(?:(?&lt;!no ))</text:span><text:span text:style-name="T56">ip dhcp snooping limit rate (\d+)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30" calcext:value-type="float">
            <text:p>230</text:p>
          </table:table-cell>
          <table:table-cell/>
          <table:table-cell table:style-name="ce18" office:value-type="string" calcext:value-type="string">
            <text:p>ipv6 snooping policy &lt;policy name&gt;</text:p>
            <text:p> prefix-glean</text:p>
          </table:table-cell>
          <table:table-cell office:value-type="string" calcext:value-type="string">
            <text:p>MORE OCCURENCE INDEPENDENT</text:p>
          </table:table-cell>
          <table:table-cell table:style-name="ce3" office:value-type="string" calcext:value-type="string">
            <text:p>^.*(?:(?&lt;!no ))ipv6 snooping policy (.*)$(?:.*\r?\n(?!\!))+?(^ *prefix-glean$)(?:.*\r?\n)*?(?=\!)</text:p>
          </table:table-cell>
          <table:table-cell table:number-columns-repeated="1018"/>
        </table:table-row>
        <table:table-row table:style-name="ro1">
          <table:table-cell/>
          <table:table-cell table:formula="of:=ROW()-17" office:value-type="float" office:value="231" calcext:value-type="float">
            <text:p>231</text:p>
          </table:table-cell>
          <table:table-cell/>
          <table:table-cell table:style-name="Default" office:value-type="string" calcext:value-type="string">
            <text:p>na interface nd ispection, nevieem ci uplink a ci policy ma byt trust a nejake nastavenia, pozri cisco live a konfiguracny guide cisco v literture</text:p>
          </table:table-cell>
          <table:table-cell table:style-name="Default" table:number-columns-repeated="2"/>
          <table:table-cell table:number-columns-repeated="1018"/>
        </table:table-row>
        <table:table-row table:style-name="ro11">
          <table:table-cell office:value-type="string" calcext:value-type="string">
            <text:p>otazny je trusted port</text:p>
          </table:table-cell>
          <table:table-cell table:formula="of:=ROW()-17" office:value-type="float" office:value="232" calcext:value-type="float">
            <text:p>232</text:p>
          </table:table-cell>
          <table:table-cell/>
          <table:table-cell table:style-name="ce9" office:value-type="string" calcext:value-type="string">
            <text:p>ipv6 dhcp guard policy &lt;policy name&gt;</text:p>
            <text:p><text:span text:style-name="T3"> device-role server</text:span></text:p>
            <text:p><text:span text:style-name="T3"> match server access-list &lt;acl name&gt;</text:span></text:p>
            <text:p><text:span text:style-name="T3"> match reply prefix-list &lt;prefix list name&gt;</text:span></text:p>
            <text:p><text:span text:style-name="T3"> trusted-port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26">^</text:span><text:span text:style-name="T56">$</text:span></text:p>
            <text:p><text:span text:style-name="T3">^.*(?:(?&lt;!no ))ipv6 dhcp guard policy (.*)$(?:.*\r?\n(?!\!))+?(^ *device-role server$)(?:.*\r?\n)*?(?:.*\r?\n(?!\!))+?(^ *match server (.*) (.*)$)(?:.*\r?\n)*?(?:.*\r?\n(?!\!))+?(^ *match reply (.*) (.*)$)(?:.*\r?\n)*?(?:.*\r?\n(?!\!))+?(^ *trusted-port$)(?:.*\r?\n)*?(?=\!)</text:span></text:p>
          </table:table-cell>
          <table:table-cell table:number-columns-repeated="1018"/>
        </table:table-row>
        <table:table-row table:style-name="ro7">
          <table:table-cell/>
          <table:table-cell table:formula="of:=ROW()-17" office:value-type="float" office:value="233" calcext:value-type="float">
            <text:p>233</text:p>
          </table:table-cell>
          <table:table-cell/>
          <table:table-cell table:style-name="ce6" office:value-type="string" calcext:value-type="string">
            <text:p><text:span text:style-name="T7">interface &lt;interface name&gt; &lt;interface id&gt;</text:span></text:p>
            <text:p><text:span text:style-name="T7"> ipv6 dhcp guard attach-policy &lt;policy name&gt;</text:span></text:p>
          </table:table-cell>
          <table:table-cell office:value-type="string" calcext:value-type="string">
            <text:p>MORE OCCURENCE ON INTERFACE</text:p>
          </table:table-cell>
          <table:table-cell table:style-name="ce3" office:value-type="string" calcext:value-type="string">
            <text:p>^.*(?:(?&lt;!no ))ipv6 dhcp guard attach-policy (.*)$</text:p>
          </table:table-cell>
          <table:table-cell table:number-columns-repeated="1018"/>
        </table:table-row>
        <table:table-row table:style-name="ro1">
          <table:table-cell/>
          <table:table-cell table:formula="of:=ROW()-17" office:value-type="float" office:value="234" calcext:value-type="float">
            <text:p>234</text:p>
          </table:table-cell>
          <table:table-cell table:style-name="ce8" office:value-type="string" calcext:value-type="string">
            <text:p>iba ak je snoop</text:p>
          </table:table-cell>
          <table:table-cell table:style-name="ce41" office:value-type="string" calcext:value-type="string">
            <text:p>ip arp inspection vlan &lt;vlan id&gt; 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arp inspection vlan (.*).*$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35" calcext:value-type="float">
            <text:p>235</text:p>
          </table:table-cell>
          <table:table-cell/>
          <table:table-cell table:style-name="ce42" office:value-type="string" calcext:value-type="string">
            <text:p>ip arp inspection validate src-mac dst-mac ip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arp inspection validate (ip|src-mac|dst-mac) (ip|src-mac|dst-mac) (ip|src-mac|dst-mac).*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 uplink</text:p>
          </table:table-cell>
          <table:table-cell table:formula="of:=ROW()-17" office:value-type="float" office:value="236" calcext:value-type="float">
            <text:p>236</text:p>
          </table:table-cell>
          <table:table-cell/>
          <table:table-cell table:style-name="ce42" office:value-type="string" calcext:value-type="string">
            <text:p><text:span text:style-name="T6">interface &lt;interface name&gt; &lt;interface id&gt;</text:span></text:p>
            <text:p> ip arp inspection trust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26">^.*</text:span><text:span text:style-name="T56">(?:(?&lt;!no ))i</text:span>ip arp inspection trust.*$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37" calcext:value-type="float">
            <text:p>237</text:p>
          </table:table-cell>
          <table:table-cell office:value-type="string" calcext:value-type="string">
            <text:p>iba ako je snoop</text:p>
          </table:table-cell>
          <table:table-cell table:style-name="ce42" office:value-type="string" calcext:value-type="string">
            <text:p><text:span text:style-name="T6">interface &lt;interface name&gt; &lt;interface id&gt;</text:span></text:p>
            <text:p><text:span text:style-name="T50"> ip verify source port-security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ip verify source port-seccurity.*$</text:p>
          </table:table-cell>
          <table:table-cell table:number-columns-repeated="1018"/>
        </table:table-row>
        <table:table-row table:style-name="ro4">
          <table:table-cell/>
          <table:table-cell table:formula="of:=ROW()-17" office:value-type="float" office:value="238" calcext:value-type="float">
            <text:p>238</text:p>
          </table:table-cell>
          <table:table-cell/>
          <table:table-cell table:style-name="ce43" office:value-type="string" calcext:value-type="string">
            <text:p><text:span text:style-name="T50">ipv6 source-guard policy &lt;policy name&gt;</text:span></text:p>
            <text:p><text:span text:style-name="T50"> permit link-local</text:span></text:p>
            <text:p><text:span text:style-name="T50"> deny global-autoconf</text:span></text:p>
            <text:p><text:span text:style-name="T50"> trusted</text:span></text:p>
          </table:table-cell>
          <table:table-cell/>
          <table:table-cell office:value-type="string" calcext:value-type="string">
            <text:p><text:span text:style-name="T26">^</text:span><text:span text:style-name="T56">$</text:span></text:p>
            <text:p><text:span text:style-name="T70">^.*(?:(?&lt;!no ))</text:span><text:span text:style-name="T71">ipv6 source-guard policy</text:span><text:span text:style-name="T72"> (.*)$(?:.*\r?\n(?!\!))+?(^ *</text:span><text:span text:style-name="T71">permit link-local</text:span><text:span text:style-name="T72">$)(?:.*\r?\n)*?(?:.*\r?\n(?!\!))+?(^ *</text:span><text:span text:style-name="T71">deny global-autoconf</text:span><text:span text:style-name="T72">$)(?:.*\r?\n)*?(?:.*\r?\n(?!\!))+?(^ *trusted$)(?:.*\r?\n)*?(?=\!)</text:span>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39" calcext:value-type="float">
            <text:p>239</text:p>
          </table:table-cell>
          <table:table-cell/>
          <table:table-cell table:style-name="ce14" office:value-type="string" calcext:value-type="string">
            <text:p><text:span text:style-name="T7">interface &lt;interface name&gt; &lt;interface id&gt;</text:span></text:p>
            <text:p><text:span text:style-name="T7"> ipv6 source-guard attach-policy &lt;policy name&gt;</text:span></text:p>
          </table:table-cell>
          <table:table-cell/>
          <table:table-cell table:style-name="ce3" office:value-type="string" calcext:value-type="string">
            <text:p>^.*(?:(?&lt;!no ))ipv6 source-guard attach-policy (.*)$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device role monitor</text:p>
          </table:table-cell>
          <table:table-cell table:formula="of:=ROW()-17" office:value-type="float" office:value="240" calcext:value-type="float">
            <text:p>240</text:p>
          </table:table-cell>
          <table:table-cell/>
          <table:table-cell table:style-name="ce18" office:value-type="string" calcext:value-type="string">
            <text:p><text:span text:style-name="T51">ipv6 nd inspection policy &lt;policy name&gt;</text:span></text:p>
            <text:p><text:span text:style-name="T51"> drop unsecure</text:span></text:p>
            <text:p><text:span text:style-name="T51"> device-role monitor</text:span></text:p>
            <text:p><text:span text:style-name="T51"> tracking disable stale-lifetime infinite</text:span></text:p>
            <text:p><text:span text:style-name="T51"> trusted-port</text:span></text:p>
          </table:table-cell>
          <table:table-cell/>
          <table:table-cell office:value-type="string" calcext:value-type="string">
            <text:p><text:span text:style-name="T26">^</text:span><text:span text:style-name="T56">$</text:span></text:p>
            <text:p><text:span text:style-name="T70">^.*(?:(?&lt;!no ))</text:span><text:span text:style-name="T73">ipv6 nd inspection policy</text:span><text:span text:style-name="T72"> (.*)$(?:.*\r?\n(?!\!))+?(^ *</text:span><text:span text:style-name="T71">drop unsecure</text:span><text:span text:style-name="T72">$)(?:.*\r?\n)*?(?:.*\r?\n(?!\!))+?(^ *</text:span><text:span text:style-name="T71">device-role monitor</text:span><text:span text:style-name="T72">$)(?:.*\r?\n)*?(?:.*\r?\n(?!\!))+?(^</text:span><text:span text:style-name="T74">tracking disable stale-lifetime infinite</text:span><text:span text:style-name="T75">$)(?:.*\r?\n)*?(?:.*\r?\n(?!\!))+?(^ *trusted-port$)(?:.*\r?\n)*?(?=\!)</text:span>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41" calcext:value-type="float">
            <text:p>241</text:p>
          </table:table-cell>
          <table:table-cell/>
          <table:table-cell table:style-name="ce14" office:value-type="string" calcext:value-type="string">
            <text:p><text:span text:style-name="T7">interface &lt;interface name&gt; &lt;interface id&gt;</text:span></text:p>
            <text:p><text:span text:style-name="T6"> ipv6 nd inspection attach-policy  &lt;policy name&gt;</text:span></text:p>
          </table:table-cell>
          <table:table-cell/>
          <table:table-cell table:style-name="ce3" office:value-type="string" calcext:value-type="string">
            <text:p>^.*(?:(?&lt;!no ))ipv6 nd inspection attach-policy (.*)$</text:p>
          </table:table-cell>
          <table:table-cell table:number-columns-repeated="1018"/>
        </table:table-row>
        <table:table-row table:style-name="ro9">
          <table:table-cell/>
          <table:table-cell table:formula="of:=ROW()-17" office:value-type="float" office:value="242" calcext:value-type="float">
            <text:p>242</text:p>
          </table:table-cell>
          <table:table-cell/>
          <table:table-cell table:style-name="ce3" office:value-type="string" calcext:value-type="string">
            <text:p><text:span text:style-name="T52">ipv6 nd raguard policy &lt;polic name&gt;</text:span></text:p>
            <text:p><text:span text:style-name="T52"> device-role router</text:span></text:p>
            <text:p><text:span text:style-name="T52"> hop-limit maximu &lt;number&gt;</text:span></text:p>
            <text:p><text:span text:style-name="T52"> managed-config-flag on|off</text:span></text:p>
            <text:p><text:span text:style-name="T53"> other-config-flag on|off</text:span></text:p>
            <text:p><text:span text:style-name="T53"> match ipv6 access-list &lt;acl name&gt;</text:span></text:p>
            <text:p><text:span text:style-name="T53"> match ra prefix-list &lt;prefix list name&gt;</text:span></text:p>
            <text:p><text:span text:style-name="T53"> trusted-port</text:span></text:p>
          </table:table-cell>
          <table:table-cell/>
          <table:table-cell table:style-name="ce3" office:value-type="string" calcext:value-type="string">
            <text:p>^.*(?:(?&lt;!no ))ipv6 nd raguard policy (.*)$(?:.*\r?\n(?!\!))+?(^ *device-role router$)(?:.*\r?\n)*?(?=\!)</text:p>
          </table:table-cell>
          <table:table-cell table:number-columns-repeated="1018"/>
        </table:table-row>
        <table:table-row table:style-name="ro7">
          <table:table-cell/>
          <table:table-cell table:formula="of:=ROW()-17" office:value-type="float" office:value="243" calcext:value-type="float">
            <text:p>243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54"> </text:span><text:span text:style-name="T55">ipv6 nd raguard attach-policy &lt;policy name&gt;</text:span></text:p>
          </table:table-cell>
          <table:table-cell/>
          <table:table-cell table:style-name="ce3" office:value-type="string" calcext:value-type="string">
            <text:p>^.*(?:(?&lt;!no ))ipv6 nd raguard attach-policy (.*)$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44" calcext:value-type="float">
            <text:p>244</text:p>
          </table:table-cell>
          <table:table-cell/>
          <table:table-cell table:style-name="ce3" office:value-type="string" calcext:value-type="string">
            <text:p>ipv6 neighbor &lt;ipv6 address&gt; vlan &lt;vlan id&gt; &lt;mac address&gt;</text:p>
          </table:table-cell>
          <table:table-cell/>
          <table:table-cell office:value-type="string" calcext:value-type="string">
            <text:p><text:span text:style-name="T26">^.*</text:span><text:span text:style-name="T56">ipv6 neighbor (.*) vlan (.*) (.*).*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45" calcext:value-type="float">
            <text:p>245</text:p>
          </table:table-cell>
          <table:table-cell/>
          <table:table-cell table:style-name="ce3" office:value-type="string" calcext:value-type="string">
            <text:p><text:span text:style-name="T1">ipv6 destination-guard policy &lt;policy name&gt;</text:span></text:p>
            <text:p><text:span text:style-name="T1">  enforcement always</text:span></text:p>
          </table:table-cell>
          <table:table-cell table:number-columns-repeated="1020"/>
        </table:table-row>
        <table:table-row table:style-name="ro7">
          <table:table-cell/>
          <table:table-cell table:formula="of:=ROW()-17" office:value-type="float" office:value="246" calcext:value-type="float">
            <text:p>246</text:p>
          </table:table-cell>
          <table:table-cell office:value-type="string" calcext:value-type="string">
            <text:p><text:a xlink:href="http://labs.ine.com/workbook/view/security-technology-labs/task/ipv6-ra-guard-MTkxMA%3D%3D" xlink:type="simple">http://labs.ine.com/workbook/view/security-technology-labs/task/ipv6-ra-guard-MTkxMA%3D%3D</text:a></text:p>
            <text:p><text:a xlink:href="https://networklessons.com/cisco/ccie-routing-switching-written/ipv6-ra-guard" xlink:type="simple">https://networklessons.com/cisco/ccie-routing-switching-written/ipv6-ra-guard</text:a></text:p>
            <text:p/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ipv6 destination-guard attach-policy &lt;policy name&gt;</text:span></text:p>
          </table:table-cell>
          <table:table-cell table:number-columns-repeated="1020"/>
        </table:table-row>
        <table:table-row table:style-name="ro1">
          <table:table-cell/>
          <table:table-cell table:formula="of:=ROW()-17" office:value-type="float" office:value="247" calcext:value-type="float">
            <text:p>247</text:p>
          </table:table-cell>
          <table:table-cell/>
          <table:table-cell table:style-name="ce19" office:value-type="string" calcext:value-type="string">
            <text:p>ipv6 nd cache expire &lt;time in seconds&gt;</text:p>
          </table:table-cell>
          <table:table-cell table:number-columns-repeated="1020"/>
        </table:table-row>
        <table:table-row table:style-name="ro1">
          <table:table-cell/>
          <table:table-cell table:formula="of:=ROW()-17" office:value-type="float" office:value="248" calcext:value-type="float">
            <text:p>248</text:p>
          </table:table-cell>
          <table:table-cell table:number-columns-repeated="1022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SCO BASIC FUNCTIONS REGEX" table:style-name="ta1"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SE FUNC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GE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" svg:font-family="'Liberation Mono', Cousine, 'DejaVu Sans Mono'" style:font-family-generic="modern" style:font-pitch="fixed"/>
    <style:font-face style:name="Courier New" svg:font-family="'Courier New'" style:font-pitch="variable"/>
    <style:font-face style:name="Mangal" svg:font-family="Mangal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.00.0000</text:date>, <text:time style:data-style-name="N2" text:time-value="08:29:56.057459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2:30:16.611086965</meta:creation-date>
    <dc:date>2020-04-25T09:21:34.714138357</dc:date>
    <meta:editing-duration>P12DT9H17M23S</meta:editing-duration>
    <meta:editing-cycles>167</meta:editing-cycles>
    <meta:generator>LibreOffice/6.1.5.2$Linux_X86_64 LibreOffice_project/10$Build-2</meta:generator>
    <meta:document-statistic meta:table-count="2" meta:cell-count="1134" meta:object-count="0"/>
  </office:meta>
</office:document-meta>
</file>